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T-Walsheim" svg:font-family="GT-Walsheim, 'Helvetica Neue', Arial, sans-serif"/>
    <style:font-face style:name="Georgia" svg:font-family="Georgia, 'Times New Roman', serif"/>
    <style:font-face style:name="Libre" svg:font-family="Libre"/>
    <style:font-face style:name="Lohit Devanagari1" svg:font-family="'Lohit Devanagari'"/>
    <style:font-face style:name="Roboto Slab" svg:font-family="'Roboto Slab', serif"/>
    <style:font-face style:name="Roboto" svg:font-family="Roboto, sans-serif"/>
    <style:font-face style:name="apple-system" svg:font-family="apple-system, BlinkMacSystemFont, 'Segoe UI', Helvetica, Arial, sans-serif, 'Apple Color Emoji', 'Segoe UI Emoji', 'Segoe UI Symbol'"/>
    <style:font-face style:name="medium-content-sans-serif-font" svg:font-family="medium-content-sans-serif-font, 'Lucida Grande', 'Lucida Sans Unicode', 'Lucida Sans', Geneva, Arial, sans-serif"/>
    <style:font-face style:name="sans-serif" svg:font-family="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FreeSans"/>
    </style:style>
    <style:style style:name="P2" style:family="paragraph" style:parent-style-name="Text_20_body">
      <style:text-properties officeooo:paragraph-rsid="0034f53d"/>
    </style:style>
    <style:style style:name="P3" style:family="paragraph" style:parent-style-name="Text_20_body">
      <style:text-properties style:font-name="FreeSans" officeooo:rsid="001b92cb" officeooo:paragraph-rsid="001b92cb"/>
    </style:style>
    <style:style style:name="P4" style:family="paragraph" style:parent-style-name="Text_20_body">
      <style:text-properties officeooo:paragraph-rsid="00472183"/>
    </style:style>
    <style:style style:name="P5" style:family="paragraph" style:parent-style-name="Text_20_body">
      <style:text-properties officeooo:paragraph-rsid="005c6b72"/>
    </style:style>
    <style:style style:name="P6" style:family="paragraph" style:parent-style-name="Text_20_body">
      <style:text-properties style:font-name="FreeSans" officeooo:rsid="009be524" officeooo:paragraph-rsid="009be524"/>
    </style:style>
    <style:style style:name="P7" style:family="paragraph" style:parent-style-name="Title">
      <style:text-properties style:font-name="FreeSans" officeooo:rsid="001b92cb" officeooo:paragraph-rsid="001b92cb"/>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officeooo:rsid="00494176"/>
    </style:style>
    <style:style style:name="T3" style:family="text">
      <style:text-properties fo:font-variant="normal" fo:text-transform="none" style:text-position="0% 100%" fo:font-style="normal" style:text-underline-style="none" fo:font-weight="normal" officeooo:rsid="0092e6f2"/>
    </style:style>
    <style:style style:name="T4" style:family="text">
      <style:text-properties fo:font-variant="normal" fo:text-transform="none" style:text-position="0% 100%" fo:font-style="normal" style:text-underline-style="none" fo:font-weight="normal" officeooo:rsid="0095fa17"/>
    </style:style>
    <style:style style:name="T5" style:family="text">
      <style:text-properties fo:font-variant="normal" fo:text-transform="none" style:text-position="0% 100%" fo:font-style="normal" style:text-underline-style="none" fo:font-weight="bold" style:font-weight-asian="bold" style:font-weight-complex="bold"/>
    </style:style>
    <style:style style:name="T6" style:family="text">
      <style:text-properties fo:font-variant="normal" fo:text-transform="none" style:text-position="0% 100%" fo:font-style="normal" style:text-underline-style="none" fo:font-weight="bold" officeooo:rsid="0095fa17" style:font-weight-asian="bold" style:font-weight-complex="bold"/>
    </style:style>
    <style:style style:name="T7" style:family="text">
      <style:text-properties fo:font-variant="normal" fo:text-transform="none" style:text-position="0% 100%" style:font-name="FreeSans" fo:font-style="normal" style:text-underline-style="none" fo:font-weight="normal" officeooo:rsid="002eeace"/>
    </style:style>
    <style:style style:name="T8" style:family="text">
      <style:text-properties fo:font-variant="normal" fo:text-transform="none" style:text-position="0% 100%" style:font-name="FreeSans" fo:font-style="normal" style:text-underline-style="none" fo:font-weight="normal" officeooo:rsid="0033db6f"/>
    </style:style>
    <style:style style:name="T9" style:family="text">
      <style:text-properties fo:font-variant="normal" fo:text-transform="none" style:text-position="0% 100%" style:text-underline-style="none" fo:font-weight="normal"/>
    </style:style>
    <style:style style:name="T10" style:family="text">
      <style:text-properties fo:font-variant="normal" fo:text-transform="none" style:text-position="0% 100%" style:font-name="FreeSans" fo:font-style="normal" style:text-underline-style="none" fo:font-weight="normal" officeooo:rsid="0043ce42"/>
    </style:style>
    <style:style style:name="T11" style:family="text">
      <style:text-properties fo:font-variant="normal" fo:text-transform="none" style:text-position="0% 100%" style:font-name="FreeSans" fo:font-style="normal" style:text-underline-style="none" fo:font-weight="normal" officeooo:rsid="004581a9"/>
    </style:style>
    <style:style style:name="T12" style:family="text">
      <style:text-properties fo:font-variant="normal" fo:text-transform="none" style:text-position="0% 100%" style:font-name="FreeSans" fo:font-style="normal" style:text-underline-style="none" fo:font-weight="normal" officeooo:rsid="00455ecb"/>
    </style:style>
    <style:style style:name="T13" style:family="text">
      <style:text-properties fo:font-variant="normal" fo:text-transform="none" style:text-position="0% 100%" style:font-name="FreeSans" fo:font-style="normal" style:text-underline-style="none" fo:font-weight="normal" officeooo:rsid="00472183"/>
    </style:style>
    <style:style style:name="T14" style:family="text">
      <style:text-properties fo:font-variant="normal" fo:text-transform="none" style:text-position="0% 100%" style:font-name="FreeSans" fo:font-style="normal" style:text-underline-style="none" fo:font-weight="normal" officeooo:rsid="00494176"/>
    </style:style>
    <style:style style:name="T15" style:family="text">
      <style:text-properties fo:font-variant="normal" fo:text-transform="none" style:text-position="0% 100%" style:font-name="FreeSans" fo:font-style="normal" style:text-underline-style="none" fo:font-weight="normal" officeooo:rsid="004ac21c"/>
    </style:style>
    <style:style style:name="T16" style:family="text">
      <style:text-properties fo:font-variant="normal" fo:text-transform="none" style:text-position="0% 100%" style:font-name="FreeSans" fo:font-style="normal" style:text-underline-style="none" fo:font-weight="normal" officeooo:rsid="004b482d"/>
    </style:style>
    <style:style style:name="T17" style:family="text">
      <style:text-properties fo:font-variant="normal" fo:text-transform="none" style:text-position="0% 100%" style:font-name="FreeSans" fo:font-style="normal" style:text-underline-style="none" fo:font-weight="normal" officeooo:rsid="004c0556"/>
    </style:style>
    <style:style style:name="T18" style:family="text">
      <style:text-properties fo:font-variant="normal" fo:text-transform="none" style:text-position="0% 100%" style:font-name="FreeSans" fo:font-style="normal" style:text-underline-style="none" fo:font-weight="normal" officeooo:rsid="008ac0d4"/>
    </style:style>
    <style:style style:name="T19" style:family="text">
      <style:text-properties fo:font-variant="normal" fo:text-transform="none" style:text-position="0% 100%" style:font-name="FreeSans" fo:font-style="normal" style:text-underline-style="none" fo:font-weight="normal" officeooo:rsid="0091e19a"/>
    </style:style>
    <style:style style:name="T20" style:family="text">
      <style:text-properties fo:font-variant="normal" fo:text-transform="none" style:text-position="0% 100%" style:font-name="FreeSans" fo:font-style="normal" style:text-underline-style="none" fo:font-weight="normal" officeooo:rsid="0092e6f2"/>
    </style:style>
    <style:style style:name="T21" style:family="text">
      <style:text-properties fo:font-variant="normal" fo:text-transform="none" style:text-position="0% 100%" style:font-name="FreeSans" fo:font-style="normal" style:text-underline-style="none" fo:font-weight="normal" officeooo:rsid="0095fa17"/>
    </style:style>
    <style:style style:name="T22" style:family="text">
      <style:text-properties fo:font-variant="normal" fo:text-transform="none" style:text-position="0% 100%" fo:font-style="italic" style:text-underline-style="none" fo:font-weight="normal" style:font-style-asian="italic"/>
    </style:style>
    <style:style style:name="T23" style:family="text">
      <style:text-properties fo:font-variant="normal" fo:text-transform="none" fo:color="#222222" style:text-position="0% 100%" style:font-name="FreeSans" fo:font-size="12pt" fo:letter-spacing="normal" fo:font-style="normal" style:text-underline-style="none" fo:font-weight="normal" officeooo:rsid="00472183" style:font-size-asian="12pt" style:font-size-complex="12pt"/>
    </style:style>
    <style:style style:name="T24" style:family="text">
      <style:text-properties fo:font-variant="normal" fo:text-transform="none" fo:color="#333333" style:font-name="FreeSans" fo:font-size="12pt" fo:letter-spacing="normal" fo:font-style="normal" fo:font-weight="normal" officeooo:rsid="0040a3cf" style:font-style-asian="normal" style:font-style-complex="normal"/>
    </style:style>
    <style:style style:name="T25" style:family="text">
      <style:text-properties fo:font-variant="normal" fo:text-transform="none" fo:color="#333333" style:font-name="Liberation Serif" fo:font-size="12pt" fo:letter-spacing="normal" fo:font-style="italic" fo:font-weight="normal" officeooo:rsid="00404343" style:font-style-asian="italic" style:font-style-complex="italic"/>
    </style:style>
    <style:style style:name="T26" style:family="text">
      <style:text-properties fo:font-variant="normal" fo:text-transform="none" fo:color="#333333" style:text-position="0% 100%" style:font-name="Liberation Serif" fo:font-size="12pt" fo:letter-spacing="normal" fo:font-style="italic" style:text-underline-style="none" fo:font-weight="normal" officeooo:rsid="00404343" style:font-style-asian="italic" style:font-style-complex="italic"/>
    </style:style>
    <style:style style:name="T27" style:family="text">
      <style:text-properties fo:font-variant="normal" fo:text-transform="none" style:font-name="FreeSans" fo:font-size="12pt" fo:font-style="normal" fo:font-weight="normal" officeooo:rsid="004fd654" style:font-size-asian="12pt" style:font-style-asian="normal" style:font-weight-asian="normal" style:font-size-complex="12pt" style:font-style-complex="normal" style:font-weight-complex="normal"/>
    </style:style>
    <style:style style:name="T28" style:family="text">
      <style:text-properties fo:font-variant="normal" fo:text-transform="none" style:font-name="FreeSans" fo:font-size="12pt" fo:font-style="normal" fo:font-weight="normal" officeooo:rsid="0058c758" style:font-size-asian="12pt" style:font-style-asian="normal" style:font-weight-asian="normal" style:font-size-complex="12pt" style:font-style-complex="normal" style:font-weight-complex="normal"/>
    </style:style>
    <style:style style:name="T29" style:family="text">
      <style:text-properties fo:font-variant="normal" fo:text-transform="none" style:font-name="FreeSans" fo:font-size="12pt" fo:font-style="normal" fo:font-weight="normal" officeooo:rsid="005c6b72" style:font-size-asian="12pt" style:font-style-asian="normal" style:font-weight-asian="normal" style:font-size-complex="12pt" style:font-style-complex="normal" style:font-weight-complex="normal"/>
    </style:style>
    <style:style style:name="T30" style:family="text">
      <style:text-properties fo:font-variant="normal" fo:text-transform="none" style:font-name="FreeSans" fo:font-size="12pt" fo:font-style="normal" fo:font-weight="normal" officeooo:rsid="005de84b" style:font-size-asian="12pt" style:font-style-asian="normal" style:font-weight-asian="normal" style:font-size-complex="12pt" style:font-style-complex="normal" style:font-weight-complex="normal"/>
    </style:style>
    <style:style style:name="T31" style:family="text">
      <style:text-properties fo:font-variant="normal" fo:text-transform="none" style:font-name="FreeSans" fo:font-size="12pt" fo:font-style="normal" fo:font-weight="normal" officeooo:rsid="006142f2" style:font-size-asian="12pt" style:font-style-asian="normal" style:font-weight-asian="normal" style:font-size-complex="12pt" style:font-style-complex="normal" style:font-weight-complex="normal"/>
    </style:style>
    <style:style style:name="T32" style:family="text">
      <style:text-properties fo:font-variant="normal" fo:text-transform="none" style:font-name="FreeSans" fo:font-size="12pt" fo:font-style="normal" fo:font-weight="normal" officeooo:rsid="006e894c" style:font-size-asian="12pt" style:font-style-asian="normal" style:font-weight-asian="normal" style:font-size-complex="12pt" style:font-style-complex="normal" style:font-weight-complex="normal"/>
    </style:style>
    <style:style style:name="T33" style:family="text">
      <style:text-properties fo:font-variant="normal" fo:text-transform="none" style:font-name="FreeSans" fo:font-size="12pt" fo:font-style="normal" fo:font-weight="normal" officeooo:rsid="007991b0"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FreeSans" fo:font-size="12pt" fo:font-style="normal" fo:font-weight="normal" officeooo:rsid="007f3877" style:font-size-asian="12pt" style:font-style-asian="normal" style:font-weight-asian="normal" style:font-size-complex="12pt" style:font-style-complex="normal" style:font-weight-complex="normal"/>
    </style:style>
    <style:style style:name="T35" style:family="text">
      <style:text-properties fo:font-variant="normal" fo:text-transform="none" style:font-name="FreeSans" fo:font-size="12pt" fo:font-style="normal" fo:font-weight="normal" officeooo:rsid="00830fb1" style:font-size-asian="12pt" style:font-style-asian="normal" style:font-weight-asian="normal" style:font-size-complex="12pt" style:font-style-complex="normal" style:font-weight-complex="normal"/>
    </style:style>
    <style:style style:name="T36" style:family="text">
      <style:text-properties fo:font-variant="normal" fo:text-transform="none" style:font-name="FreeSans" fo:font-size="12pt" fo:font-style="normal" fo:font-weight="normal" officeooo:rsid="0084d1e1" style:font-size-asian="12pt" style:font-style-asian="normal" style:font-weight-asian="normal" style:font-size-complex="12pt" style:font-style-complex="normal" style:font-weight-complex="normal"/>
    </style:style>
    <style:style style:name="T37" style:family="text">
      <style:text-properties fo:font-variant="normal" fo:text-transform="none" style:font-name="FreeSans" fo:font-size="12pt" fo:font-style="normal" fo:font-weight="normal" officeooo:rsid="00889725" style:font-size-asian="12pt" style:font-style-asian="normal" style:font-weight-asian="normal" style:font-size-complex="12pt" style:font-style-complex="normal" style:font-weight-complex="normal"/>
    </style:style>
    <style:style style:name="T38" style:family="text">
      <style:text-properties fo:font-variant="normal" fo:text-transform="none" style:font-name="Liberation Serif" fo:font-size="12pt" fo:font-style="italic" fo:font-weight="normal" officeooo:rsid="004fd654" style:font-size-asian="12pt" style:font-style-asian="italic" style:font-weight-asian="normal" style:font-size-complex="12pt" style:font-style-complex="italic" style:font-weight-complex="normal"/>
    </style:style>
    <style:style style:name="T39" style:family="text">
      <style:text-properties fo:font-variant="normal" fo:text-transform="none" style:font-name="Liberation Serif" fo:font-size="12pt" fo:font-style="italic" fo:font-weight="normal" officeooo:rsid="00889725" style:font-size-asian="12pt" style:font-style-asian="italic" style:font-weight-asian="normal" style:font-size-complex="12pt" style:font-style-complex="italic" style:font-weight-complex="normal"/>
    </style:style>
    <style:style style:name="T40" style:family="text">
      <style:text-properties fo:font-weight="normal" officeooo:rsid="002409ee" style:font-weight-asian="normal" style:font-weight-complex="normal"/>
    </style:style>
    <style:style style:name="T41" style:family="text">
      <style:text-properties fo:font-weight="normal" officeooo:rsid="0025f2e3" style:font-weight-asian="normal" style:font-weight-complex="normal"/>
    </style:style>
    <style:style style:name="T42" style:family="text">
      <style:text-properties fo:font-weight="normal" officeooo:rsid="0025f9c1" style:font-weight-asian="normal" style:font-weight-complex="normal"/>
    </style:style>
    <style:style style:name="T43" style:family="text">
      <style:text-properties fo:font-weight="normal" officeooo:rsid="0028f007" style:font-weight-asian="normal" style:font-weight-complex="normal"/>
    </style:style>
    <style:style style:name="T44" style:family="text">
      <style:text-properties officeooo:rsid="0025f9c1"/>
    </style:style>
    <style:style style:name="T45" style:family="text">
      <style:text-properties style:font-name="FreeSans"/>
    </style:style>
    <style:style style:name="T46" style:family="text">
      <style:text-properties style:font-name="FreeSans" officeooo:rsid="002eeace"/>
    </style:style>
    <style:style style:name="T47" style:family="text">
      <style:text-properties style:font-name="FreeSans" fo:font-style="italic" officeooo:rsid="00312868" style:font-style-asian="italic" style:font-style-complex="italic"/>
    </style:style>
    <style:style style:name="T48" style:family="text">
      <style:text-properties style:font-name="FreeSans" officeooo:rsid="00312868"/>
    </style:style>
    <style:style style:name="T49" style:family="text">
      <style:text-properties style:font-name="FreeSans" fo:font-style="normal" officeooo:rsid="00312868" style:font-style-asian="normal" style:font-style-complex="normal"/>
    </style:style>
    <style:style style:name="T50" style:family="text">
      <style:text-properties style:font-name="FreeSans" fo:font-style="normal" officeooo:rsid="0032092b" style:font-style-asian="normal" style:font-style-complex="normal"/>
    </style:style>
    <style:style style:name="T51" style:family="text">
      <style:text-properties style:font-name="FreeSans" fo:font-style="normal" officeooo:rsid="0034f53d" style:font-style-asian="normal" style:font-style-complex="normal"/>
    </style:style>
    <style:style style:name="T52" style:family="text">
      <style:text-properties style:font-name="FreeSans" fo:font-style="normal" officeooo:rsid="003556ca" style:font-style-asian="normal" style:font-style-complex="normal"/>
    </style:style>
    <style:style style:name="T53" style:family="text">
      <style:text-properties style:font-name="FreeSans" fo:font-style="normal" officeooo:rsid="003a9cf5" style:font-style-asian="normal" style:font-style-complex="normal"/>
    </style:style>
    <style:style style:name="T54" style:family="text">
      <style:text-properties style:font-name="FreeSans" fo:font-style="normal" officeooo:rsid="003bdfc2" style:font-style-asian="normal" style:font-style-complex="normal"/>
    </style:style>
    <style:style style:name="T55" style:family="text">
      <style:text-properties style:font-name="FreeSans" fo:font-style="normal" officeooo:rsid="003dc232" style:font-style-asian="normal" style:font-style-complex="normal"/>
    </style:style>
    <style:style style:name="T56" style:family="text">
      <style:text-properties style:font-name="FreeSans" officeooo:rsid="0033db6f"/>
    </style:style>
    <style:style style:name="T57" style:family="text">
      <style:text-properties style:font-name="FreeSans" officeooo:rsid="0030a0cd"/>
    </style:style>
    <style:style style:name="T58" style:family="text">
      <style:text-properties style:font-name="FreeSans" officeooo:rsid="00404343"/>
    </style:style>
    <style:style style:name="T59" style:family="text">
      <style:text-properties style:font-name="Liberation Serif" fo:font-style="italic" officeooo:rsid="002eeace" style:font-style-asian="italic" style:font-style-complex="italic"/>
    </style:style>
    <style:style style:name="T60" style:family="text">
      <style:text-properties style:font-name="Liberation Serif" fo:font-style="italic" officeooo:rsid="00312868" style:font-style-asian="italic" style:font-style-complex="italic"/>
    </style:style>
    <style:style style:name="T61" style:family="text">
      <style:text-properties style:font-name="Liberation Serif" fo:font-style="italic" fo:font-weight="normal" officeooo:rsid="0025f9c1" style:font-style-asian="italic" style:font-weight-asian="normal" style:font-style-complex="italic" style:font-weight-complex="normal"/>
    </style:style>
    <style:style style:name="T62" style:family="text">
      <style:text-properties style:font-name="FreeSans"/>
    </style:style>
    <style:style style:name="T63" style:family="text">
      <style:text-properties style:font-name="FreeSans" officeooo:rsid="003dc232"/>
    </style:style>
    <style:style style:name="T64" style:family="text">
      <style:text-properties style:font-name="FreeSans" fo:font-style="italic" officeooo:rsid="004dff8e" style:font-style-asian="italic" style:font-style-complex="italic"/>
    </style:style>
    <style:style style:name="T65" style:family="text">
      <style:text-properties style:font-name="FreeSans" fo:font-style="italic" officeooo:rsid="003dc232" style:font-style-asian="normal" style:font-style-complex="normal"/>
    </style:style>
    <style:style style:name="T66" style:family="text">
      <style:text-properties style:font-name="FreeSans" fo:font-style="normal" officeooo:rsid="003f8f85" style:font-style-asian="normal" style:font-style-complex="normal"/>
    </style:style>
    <style:style style:name="T67" style:family="text">
      <style:text-properties style:font-name="FreeSans" fo:font-style="normal" officeooo:rsid="00401620" style:font-style-asian="normal" style:font-style-complex="normal"/>
    </style:style>
    <style:style style:name="T68" style:family="text">
      <style:text-properties style:font-name="FreeSans" fo:font-style="normal" officeooo:rsid="00404343" style:font-style-asian="normal" style:font-style-complex="normal"/>
    </style:style>
    <style:style style:name="T69" style:family="text">
      <style:text-properties style:font-name="FreeSans" fo:font-style="normal" officeooo:rsid="004dff8e" style:font-style-asian="normal" style:font-style-complex="normal"/>
    </style:style>
    <style:style style:name="T70" style:family="text">
      <style:text-properties style:font-name="FreeSans" fo:font-style="normal" officeooo:rsid="004eaf71" style:font-style-asian="normal" style:font-style-complex="normal"/>
    </style:style>
    <style:style style:name="T71" style:family="text">
      <style:text-properties style:font-name="FreeSans" fo:font-style="normal" officeooo:rsid="004f0a9d" style:font-style-asian="normal" style:font-style-complex="normal"/>
    </style:style>
    <style:style style:name="T72" style:family="text">
      <style:text-properties style:font-name="FreeSans" fo:font-style="normal" officeooo:rsid="004fd654" style:font-style-asian="normal" style:font-style-complex="normal"/>
    </style:style>
    <style:style style:name="T73" style:family="text">
      <style:text-properties style:font-name="FreeSans" officeooo:rsid="0040a3cf"/>
    </style:style>
    <style:style style:name="T74" style:family="text">
      <style:text-properties style:font-name="FreeSans" officeooo:rsid="00426704"/>
    </style:style>
    <style:style style:name="T75" style:family="text">
      <style:text-properties style:font-name="FreeSans" officeooo:rsid="00434023"/>
    </style:style>
    <style:style style:name="T76" style:family="text">
      <style:text-properties style:font-name="FreeSans" officeooo:rsid="0043ce42"/>
    </style:style>
    <style:style style:name="T77" style:family="text">
      <style:text-properties style:font-name="FreeSans" officeooo:rsid="00455ecb"/>
    </style:style>
    <style:style style:name="T78" style:family="text">
      <style:text-properties style:font-name="FreeSans" officeooo:rsid="004581a9"/>
    </style:style>
    <style:style style:name="T79" style:family="text">
      <style:text-properties style:font-name="FreeSans" officeooo:rsid="00483f40"/>
    </style:style>
    <style:style style:name="T80" style:family="text">
      <style:text-properties style:font-name="FreeSans" officeooo:rsid="004ac21c"/>
    </style:style>
    <style:style style:name="T81" style:family="text">
      <style:text-properties style:font-name="FreeSans" officeooo:rsid="004b482d"/>
    </style:style>
    <style:style style:name="T82" style:family="text">
      <style:text-properties style:font-name="FreeSans" officeooo:rsid="004c0556"/>
    </style:style>
    <style:style style:name="T83" style:family="text">
      <style:text-properties style:font-name="FreeSans" officeooo:rsid="004dff8e"/>
    </style:style>
    <style:style style:name="T84" style:family="text">
      <style:text-properties style:font-name="FreeSans" officeooo:rsid="004eaf71"/>
    </style:style>
    <style:style style:name="T85" style:family="text">
      <style:text-properties style:font-name="Liberation Serif" fo:font-style="italic" officeooo:rsid="003dc232" style:font-style-asian="italic" style:font-style-complex="italic"/>
    </style:style>
    <style:style style:name="T86" style:family="text">
      <style:text-properties style:font-name="Liberation Serif" fo:font-style="italic" officeooo:rsid="00426704" style:font-style-asian="italic" style:font-style-complex="italic"/>
    </style:style>
    <style:style style:name="T87" style:family="text">
      <style:text-properties style:font-name="Liberation Serif" fo:font-style="italic" officeooo:rsid="004dff8e" style:font-style-asian="italic" style:font-style-complex="italic"/>
    </style:style>
    <style:style style:name="T88" style:family="text">
      <style:text-properties officeooo:rsid="009be5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terature Review</text:p>
      <text:p text:style-name="P3"/>
      <text:p text:style-name="P1"><text:span text:style-name="T40"><text:s text:c="2"/>The topic I’m researching is whether we should use convolutional neural network</text:span><text:span text:style-name="T43">s to clone human behaviour</text:span><text:span text:style-name="T40"> to </text:span><text:span text:style-name="T41">power self driving cars, or use </text:span><text:span text:style-name="T43">a mixture of hard code and computer visions</text:span><text:span text:style-name="T41">. </text:span><text:span text:style-name="T42">The introduction video </text:span><text:span text:style-name="T61">Self-Driving Car Nanodegree Program Overview</text:span><text:bookmark-start text:name="ZOTERO_BREF_OwX39UvU2uah"/><text:span text:style-name="T42">(Udacity, n.d.)</text:span><text:bookmark-end text:name="ZOTERO_BREF_OwX39UvU2uah"/> <text:span text:style-name="T44">provided me with general description of how each method works. However, this source did not privide any details on how to build any of the systems, neither the advantages of them all. </text:span></text:p>
      <text:p text:style-name="Text_20_body"><text:span text:style-name="T45"><text:s text:c="2"/></text:span><text:span text:style-name="T46">Many see the second DARPA grand challenge as the breaking point for autonomous vehicles as it was the first time a vehicle successfullly navigated through a desert without human intervention. The winning team(The Stanford Racing team) used computer vision to map terrain and use path planning algorithms to guide the car in the desired direction according to the official Stanford team website</text:span><text:bookmark-start text:name="ZOTERO_BREF_QWFMDSlHoVp4"/><text:span text:style-name="T7">(</text:span><text:span text:style-name="T1">“Stanford Racing :: Home,” n.d.)</text:span><text:bookmark-end text:name="ZOTERO_BREF_QWFMDSlHoVp4"/><text:span text:style-name="T46"> and </text:span><text:span text:style-name="T59">Using CART to segment road images</text:span><text:bookmark-start text:name="ZOTERO_BREF_gtoyWuwON9aL"/><text:span text:style-name="T46">(Davies and Lienhart, 2006)</text:span><text:bookmark-end text:name="ZOTERO_BREF_gtoyWuwON9aL"/><text:span text:style-name="T45">. </text:span><text:span text:style-name="T57">The paper provided an unbiased review of the technology used including both advantages and disadvantages, and even included links to the actual source code used. However, the method used is way too complicated for this project. </text:span></text:p>
      <text:p text:style-name="P2"><text:span text:style-name="T45"><text:s text:c="2"/></text:span><text:span text:style-name="T48">The winner of the DARPA urban challenge </text:span><text:span text:style-name="T58">a few years later</text:span><text:span text:style-name="T48"> which focused on autonomous vehicles in an urban setting was from Carnegie Mellon University, the team used a preprogramed multi-level decision tree to respond to the terrain mapped by various sensors with little machine learning involved according to </text:span><text:span text:style-name="T56">their website </text:span><text:bookmark-start text:name="ZOTERO_BREF_w7i0sNZbqMLq"/><text:span text:style-name="T8">(</text:span><text:span text:style-name="T1">“Tartan Racing @ Carnegie Mellon,” n.d.)</text:span><text:bookmark-end text:name="ZOTERO_BREF_w7i0sNZbqMLq"/><text:span text:style-name="T56"> and</text:span><text:span text:style-name="T48"> </text:span><text:span text:style-name="T60">A multi-modal approach to the DARPA Urban Challenge</text:span><text:span text:style-name="T47"> </text:span><text:bookmark-start text:name="ZOTERO_BREF_wSpPxWe0Ph0j"/><text:span text:style-name="T49">(Urmson et al., 2007)</text:span><text:bookmark-end text:name="ZOTERO_BREF_wSpPxWe0Ph0j"/><text:span text:style-name="T49">. </text:span><text:span text:style-name="T50">The source again was too advanced to be used in this project. </text:span></text:p>
      <text:p text:style-name="Text_20_body"><text:span text:style-name="T50"><text:s text:c="2"/></text:span><text:span text:style-name="T51">In 2010, </text:span><text:span text:style-name="T52">Vislab from the University of Parma attempted a 13000 km drive from italy to China</text:span><text:span text:style-name="T53"> . </text:span><text:span text:style-name="T54">According to this article at spectrum.ieee.org</text:span><text:bookmark-start text:name="ZOTERO_BREF_fLxpCBpuuFKu"/><text:span text:style-name="T53">(Guizzo, 20</text:span><text:bookmark-end text:name="ZOTERO_BREF_fLxpCBpuuFKu"/><text:span text:style-name="T53">10), </text:span><text:span text:style-name="T55">the team used one van to navigate and map the landscape with human intervention, and another van that followed the first. The paper </text:span><text:span text:style-name="T85">The VisLab Intercontinental Autonomous Challenge: an extensive test for a platoon of intelligent vehicles</text:span><text:span text:style-name="T55"> </text:span><text:bookmark-start text:name="ZOTERO_BREF_QA2rdDCODZn8"/><text:span text:style-name="T55">(Bertozzi et al., n.d.)</text:span><text:bookmark-end text:name="ZOTERO_BREF_QA2rdDCODZn8"/> <text:span text:style-name="T63">and </text:span><text:span text:style-name="T85">The VisLab Intercontinental Autonomous Challenge: 13,000 km, 3 months,… no driver </text:span><text:bookmark-start text:name="ZOTERO_BREF_VKYOpulHf0YU"/><text:span text:style-name="T65">(Broggi et al., 2011)</text:span><text:bookmark-end text:name="ZOTERO_BREF_VKYOpulHf0YU"/><text:span text:style-name="T65"> </text:span><text:span text:style-name="T66">confirmed the idea. Although method used is indeed suitable for unmapped roads, it did not fit with the goal of this project. </text:span></text:p>
      <text:p text:style-name="Text_20_body"><text:span text:style-name="T66"><text:s text:c="2"/></text:span><text:span text:style-name="T67">Stanford’s dynamic </text:span><text:span text:style-name="T68">design</text:span><text:span text:style-name="T67"> labs </text:span><text:span text:style-name="T68">has been participating in the development of autonomous vihecles, and in 2012, they have developed a car is designed to run at speeds of 100+ miles per hour. The specifics of the technology was not able to be <text:s/>found with reasonable effort, however, judging by the research done at stanford including </text:span><text:bookmark-start text:name="ZOTERO_BREF_sEpZQmwrlTJp"/><text:span text:style-name="T26">(</text:span><text:span text:style-name="T9">“Safe driving envelopes for path tracking in autonomous vehicles | Dynamic Design Lab,” n.d.)</text:span><text:bookmark-end text:name="ZOTERO_BREF_sEpZQmwrlTJp"/><text:span text:style-name="T25"> </text:span><text:span text:style-name="T24">and </text:span><text:bookmark-start text:name="ZOTERO_BREF_viX4uuxzEAcY"/><text:span text:style-name="T1">(“Motion Planning for Autonomous Vehicles | Dynamic Design Lab,” n.d.)</text:span><text:bookmark-end text:name="ZOTERO_BREF_viX4uuxzEAcY"/>, <text:span text:style-name="T73">the team uses sensor fusion path tracking to plan the path of the car algorithmically. </text:span></text:p>
      <text:p text:style-name="Text_20_body"><text:span text:style-name="T73"><text:s text:c="2"/></text:span><text:span text:style-name="T74">Carnecie Mellon is also an active participant in the field with a fleet of testing vehicles running software that does object recognition and trajectory planning modified from the source used in the DARPA challenges. This system does actually try to mimic human behaviour when driving according to </text:span><text:span text:style-name="T86">Towards Fully Autonomous Driving: Systems and Algorithms </text:span><text:bookmark-start text:name="ZOTERO_BREF_WCk9uvEqJFqb"/><text:span text:style-name="T86">(Levinson et al., 2011)</text:span><text:bookmark-end text:name="ZOTERO_BREF_WCk9uvEqJFqb"/> <text:span text:style-name="T45">, </text:span><text:span text:style-name="T75">however it differs from the method investigated in this project in which the machine learning process happens end to end. </text:span></text:p>
      <text:p text:style-name="P4"><text:soft-page-break/><text:span text:style-name="T75"><text:s text:c="2"/>It is also worth noting that companies such as Tesla and Uber are actively trying to develop fully autonomous vehicles, with the most advanced by far being Google’s Waymo(formerly the Google Self-drivng Car Project). In </text:span><text:span text:style-name="T76">May</text:span><text:span text:style-name="T75"> 2018, Waymo began an a public trial of it’s </text:span><text:span text:style-name="T76">driverless car sharing program which is fully autonomous</text:span><text:bookmark-start text:name="ZOTERO_BREF_xjOkAo0c5fD6"/><text:span text:style-name="T10">(</text:span><text:span text:style-name="T1">“Early Rider Program,” n.d.)</text:span><text:bookmark-end text:name="ZOTERO_BREF_xjOkAo0c5fD6"/><text:span text:style-name="T1"> </text:span><text:span text:style-name="T13">having driven </text:span><text:span text:style-name="T23">13,000,000 km already</text:span><text:span text:style-name="T76">. </text:span><text:span text:style-name="T77">It is hard to find information on the exact source code used by companies such as Waymo, </text:span><text:span text:style-name="T78">however </text:span><text:span text:style-name="T77">according to videos released by waymo</text:span><text:bookmark-start text:name="ZOTERO_BREF_buK3QMfaHEhE"/><text:span text:style-name="T77">(Waymo, n.d.)</text:span><text:bookmark-end text:name="ZOTERO_BREF_buK3QMfaHEhE"/><text:span text:style-name="T77">, </text:span><text:span text:style-name="T78">a self</text:span><text:span text:style-name="T77"> an self-driving car engineer on Quora</text:span><text:bookmark-start text:name="ZOTERO_BREF_Sh8dqqje8FJh"/><text:span text:style-name="T12">(</text:span><text:span text:style-name="T1">“What are some of the technologies used in the Google self-driving car? - Quora,” n.d.)</text:span><text:bookmark-end text:name="ZOTERO_BREF_Sh8dqqje8FJh"/><text:span text:style-name="T1"> </text:span><text:span text:style-name="T11">and a TED talk by one of the Google Self-driving car members</text:span><text:bookmark-start text:name="ZOTERO_BREF_oslS8XXkVmUE"/><text:span text:style-name="T11">(Urmson et al., 20</text:span><text:span text:style-name="T13">15</text:span><text:span text:style-name="T11">)</text:span><text:bookmark-end text:name="ZOTERO_BREF_oslS8XXkVmUE"/><text:span text:style-name="T77">, they use similar techniques such as object recognition and path planning mentioned above, the difference is that Google has a more servers optimized for machine learning, therefore can process data faster and produce a better result. </text:span></text:p>
      <text:p text:style-name="Text_20_body"><text:span text:style-name="T77"><text:s text:c="2"/></text:span><text:span text:style-name="T79">The computer hardware manufacturer Nvidia is also interested in autonomous driving technology and is a supplier for the uber team. They have investigated the possibility of using a convolutional neural network </text:span><text:span text:style-name="T84">to</text:span><text:span text:style-name="T79"> read images from a camera and learn from a human the reaction to take with reasonable success, a research blog by Nvidia details the technology used and their development process </text:span><text:bookmark-start text:name="ZOTERO_BREF_loOD32I2Dx7V"/><text:span text:style-name="T1">(“End-to-End Deep Learning for Self-Driving Cars,” 2016)</text:span><text:bookmark-end text:name="ZOTERO_BREF_loOD32I2Dx7V"/><text:span text:style-name="T1">, </text:span><text:span text:style-name="T2"><text:s/></text:span><text:span text:style-name="T14">as the article goes in depth into the how the network comes together and the logic in each step, and that the method described is exactly the method this project aims to evaluate, this source is very valuable. </text:span></text:p>
      <text:p text:style-name="Text_20_body"><text:span text:style-name="T14"><text:s text:c="2"/>The open source code provided by Udacity’s nanodegre</text:span><text:bookmark-start text:name="ZOTERO_BREF_TlgItBNL6HxY"/><text:span text:style-name="T1">(</text:span><text:span text:style-name="T22">CarND-Behavioral-Cloning-P3</text:span><text:span text:style-name="T9">, 2018)</text:span><text:bookmark-end text:name="ZOTERO_BREF_TlgItBNL6HxY"/><text:span text:style-name="T1"> </text:span><text:span text:style-name="T15">is very valuable to the development of this project as it provided an easy way to get training data and test algorithms without resorting to using unrealistic games like Grand Theft Auto, or building a physical car and environment before knowing the viability of it all; however I did not enroll in the actual program(“Self Driving Car Engineer Nanodegree | Udacity,” 2018) as it was considered costly both in terms of time, and finance. </text:span></text:p>
      <text:p text:style-name="Text_20_body"><text:span text:style-name="T15"><text:s text:c="2"/>Stanford’s online course cs231n </text:span><text:bookmark-start text:name="ZOTERO_BREF_KQv8cY5nTemY"/><text:span text:style-name="T1">(“CS231n,” 2018)</text:span><text:bookmark-end text:name="ZOTERO_BREF_KQv8cY5nTemY"/> <text:span text:style-name="T80">is another vital resource for this project as it helped familiarise me with basic python commands, and explained in detail how a convolutional neural network works at a level that is easily understood, and pointed me in the right direction for about similar topics. </text:span></text:p>
      <text:p text:style-name="Text_20_body"><text:span text:style-name="T80"><text:s text:c="2"/></text:span><text:span text:style-name="T81">Google’s machine learning crash course</text:span><text:bookmark-start text:name="ZOTERO_BREF_0u8dJ6421fBz"/><text:span text:style-name="T16">(</text:span><text:span text:style-name="T1">“Machine Learning Crash Course | Google Developers,” 2018)</text:span><text:bookmark-end text:name="ZOTERO_BREF_0u8dJ6421fBz"/><text:span text:style-name="T81"> was the resource I settled on after bouncing between courses on Udacity and several other sites. I find this source particularlly useful as it is very beginner friendly, and explains machine learning concepts that are hard to understand with careful descriptions and interactive diagrams. It also assumes zero prior knowledge of the topic so iteractive sessions actually help me familiarise with python’s datastructure, which is necessary knowledge for building a machine learning project as to maximise the efficiency of the machine. </text:span></text:p>
      <text:p text:style-name="Text_20_body"><text:span text:style-name="T81"><text:s text:c="2"/>The </text:span><text:span text:style-name="T82">guide from Tensorflow on building an iris classification program</text:span><text:bookmark-start text:name="ZOTERO_BREF_gn82MPGqjsOr"/><text:span text:style-name="T17">(</text:span><text:span text:style-name="T1">“Premade Estimators,” n.d.)</text:span><text:bookmark-end text:name="ZOTERO_BREF_gn82MPGqjsOr"/><text:span text:style-name="T82"> was helpful as it provided a clear run down of the steps used to build a machine learning model using Tensorflow. It also cleared my confusion of several terminology such as “label” and “feature” which is necessary for understanding some of the sources listed above. The list at the Machine Learning Glossary</text:span><text:span text:style-name="T17">(“Machine Learning Glossary | Google Developers,” 2018)</text:span><text:span text:style-name="T82"> is helpful in the same way as it cleared my confusion on terms such as “supervised” and “unsupervised”. </text:span></text:p>
      <text:p text:style-name="Text_20_body"><text:span text:style-name="T82"><text:s text:c="2"/></text:span><text:span text:style-name="T83">The book</text:span><text:span text:style-name="T64"> </text:span><text:span text:style-name="T87">Neural Networks and Deep Learning</text:span><text:bookmark-start text:name="ZOTERO_BREF_JzAM5doxU8FC"/><text:span text:style-name="T87">(Nielsen, 2015)</text:span><text:bookmark-end text:name="ZOTERO_BREF_JzAM5doxU8FC"/><text:span text:style-name="T69"> provided a great source of knowledge for understanding the underlying mechanisms of machine learning, as well as </text:span><text:soft-page-break/><text:span text:style-name="T69">explaining what the parameters in the code means. </text:span><text:span text:style-name="T71">It is also more theoretical than the other sources listed therefore more general and versatile.</text:span><text:span text:style-name="T69"> This gave me the ability to understand the working of the wole system better, to judge what settings to use in my own implementation </text:span><text:span text:style-name="T70">of the program, and gave me the ability to tweak theses same parameters later if my code does not work the first time it compiles. </text:span><text:span text:style-name="T72">For example, it explained the concept of backpropagation better than the courses above could. </text:span></text:p>
      <text:p text:style-name="P5"><text:span text:style-name="T72"><text:s text:c="2"/>The blog post </text:span><text:span text:style-name="T38">An augmentation based deep neural network approach to learn human driving behavior </text:span><text:bookmark-start text:name="ZOTERO_BREF_VbCQKeIuBAGm"/><text:span text:style-name="T38">(Yadav, 2016)</text:span><text:bookmark-end text:name="ZOTERO_BREF_VbCQKeIuBAGm"/><text:span text:style-name="T38"> </text:span><text:span text:style-name="T27">provides a detailed description of how to work with the specific task of teaching a car to lane-keep. It provides diagrams and suggestions on the tecniques used to generate training images </text:span><text:span text:style-name="T29">including shifting, reflecting, and randomising the images as well as changing the brightness of the image</text:span><text:span text:style-name="T27">, and gave a model of what </text:span><text:span text:style-name="T28">the author’s best attempt at such an neural network. </text:span><text:span text:style-name="T30">It also suggest future investigations to be done after this task. </text:span></text:p>
      <text:p text:style-name="Text_20_body"><text:span text:style-name="T30"><text:s text:c="2"/></text:span><text:span text:style-name="T31">The github repository of user subodh-malgonde</text:span><text:bookmark-start text:name="ZOTERO_BREF_zc9R06uiWns2"/><text:span text:style-name="T31">(Malgonde, 2018)</text:span><text:bookmark-end text:name="ZOTERO_BREF_zc9R06uiWns2"/><text:span text:style-name="T31"> provides an example of </text:span><text:span text:style-name="T37">developers</text:span><text:span text:style-name="T31"> attempting to do a similar project as this one. The author documented some of the techniques used, many of which is similar to the ones mentioned in the previous blog post, and an example of finished code which may come in useful when this project comes to the testing phase for evaluation. However, the code itself is less well commented </text:span><text:span text:style-name="T32">and documented</text:span><text:span text:style-name="T31"> therefore harder to understand. </text:span></text:p>
      <text:p text:style-name="Text_20_body"><text:span text:style-name="T31"><text:s text:c="2"/></text:span><text:span text:style-name="T33">The github repository of user naokishibuya</text:span><text:bookmark-start text:name="ZOTERO_BREF_aKe9iB0xx0yG"/><text:span text:style-name="T34">(Shibuya, 2018)</text:span><text:bookmark-end text:name="ZOTERO_BREF_aKe9iB0xx0yG"/><text:span text:style-name="T34"> also shows another </text:span><text:span text:style-name="T37">developer</text:span><text:span text:style-name="T34"> attempting to use a convolutional neural network to train a car to drive around a track. This source is better than the previous ones in my opinion as it not only provides detailed description of </text:span><text:span text:style-name="T35">the techniques used to generate additional training images, but a detailed explanation of the model used, as well as how each parameter is tweaked and why he tweaked them. These information may come in useful when doing the investigation later as it is a great source of knowledge for how to debug my own code. </text:span><text:span text:style-name="T36">This source also provides an example of a trained model so it could potentially be used to evalute my own code later in the process. </text:span></text:p>
      <text:p text:style-name="Text_20_body"><text:span text:style-name="T36"><text:s text:c="2"/></text:span><text:span text:style-name="T37">I chose to use Tensorflow as the library to provide the codebase necessary for machine learning as it is well documented, open source, and has a community of developers working on similar projects. </text:span><text:span text:style-name="T39">Build a Convolutional Neural Network using Estimators </text:span><text:bookmark-start text:name="ZOTERO_BREF_rVuqEltx5sqP"/><text:span text:style-name="T1">(“Build a Convolutional Neural Network using Estimators | TensorFlow,” 2018)</text:span><text:bookmark-end text:name="ZOTERO_BREF_rVuqEltx5sqP"/><text:span text:style-name="T1"> </text:span><text:span text:style-name="T20">is</text:span><text:span text:style-name="T1"> </text:span><text:span text:style-name="T18">a great source of well explained </text:span><text:span text:style-name="T19">and well documented </text:span><text:span text:style-name="T18">code on how to use Tensorflow for Convolutional neural networks such as this one. The code in the examples are also adaptable so may come in handy when I build my own network. </text:span><text:span text:style-name="T21">However, this example is a classification problem so it may be different from when this project needs to solve which is a regression problem.</text:span></text:p>
      <text:p text:style-name="Text_20_body"><text:span text:style-name="T21"/></text:p>
      <text:p text:style-name="P6"><text:span text:style-name="T6">B</text:span><text:span text:style-name="T5">ibliography</text:span><text:span text:style-name="T1">: </text:span></text:p>
      <text:p text:style-name="Bibliography_20_1"><text:bookmark-start text:name="ZOTERO_BREF_cd0WvyQVUeVj"/>Bertozzi, M., Bombini, L., Broggi, A., Buzzoni, M., Cardarelli, E., Cattani, S., Cerri, P., Debattisti, S., Fedriga, R.I., Felisa, M., Gatti, L., Giacomazzo, A., Grisleri, P., Laghi, M.C., Mazzei, L., Medici, P., Panciroli, M., Porta, P.P., Zani, P., n.d. The VisLab Intercontinental Autonomous Challenge: 13,000 km, 3 months,… no driver 11.</text:p>
      <text:p text:style-name="Bibliography_20_1">Broggi, A., Cerri, P., Felisa, M., Laghi, M.C., Mazzei, L., Porta, P.P., 2011. The VisLab Intercontinental Autonomous Challenge: an Extensive Test for a Platoon of Intelligent Vehicles,” Intl. Journal of Vehicle Autonomous Systems, special issue for 10 th Anniversary.</text:p>
      <text:p text:style-name="Bibliography_20_1">Build a Convolutional Neural Network using Estimators  |  TensorFlow [WWW Document], 2018. URL https://www.tensorflow.org/tutorials/estimators/cnn (accessed 8.20.18).</text:p>
      <text:p text:style-name="Bibliography_20_1"><text:soft-page-break/>CarND-Behavioral-Cloning-P3: Starting files for the Udacity CarND Behavioral Cloning Project, 2018. . Udacity.</text:p>
      <text:p text:style-name="Bibliography_20_1">CS231n Convolutional Neural Networks for Visual Recognition [WWW Document], 2018. URL http://cs231n.github.io/convolutional-networks/ (accessed 8.19.18).</text:p>
      <text:p text:style-name="Bibliography_20_1">Davies, B., Lienhart, R., 2006. Using CART to segment road images, in: Chang, E.Y., Hanjalic, A., Sebe, N. (Eds.), . Presented at the Electronic Imaging 2006, San Jose, CA, p. 60730U. https://doi.org/10.1117/12.650164</text:p>
      <text:p text:style-name="Bibliography_20_1">Early Rider Program [WWW Document], n.d. . Waymo. URL https://waymo.com/apply/ (accessed 8.27.18).</text:p>
      <text:p text:style-name="Bibliography_20_1">End-to-End Deep Learning for Self-Driving Cars [WWW Document], 2016. . NVIDIA Dev. Blog. URL https://devblogs.nvidia.com/deep-learning-self-driving-cars/ (accessed 8.19.18).</text:p>
      <text:p text:style-name="Bibliography_20_1">Guizzo, E., 2010. Autonomous Vehicle Driving from Italy to China [WWW Document]. IEEE Spectr. Technol. Eng. Sci. News. URL https://spectrum.ieee.org/automaton/robotics/robotics-software/autonomous-vehicle-driving-from-italy-to-china (accessed 8.26.18).</text:p>
      <text:p text:style-name="Bibliography_20_1">Levinson, J., Askeland, J., Becker, J., Dolson, J., Held, D., Kammel, S., Kolter, J.Z., Langer, D., Pink, O., Pratt, V., Sokolsky, M., Stanek, G., Stavens, D., Teichman, A., Werling, M., Thrun, S., 2011. Towards fully autonomous driving: Systems and algorithms, in: 2011 IEEE Intelligent Vehicles Symposium (IV). Presented at the 2011 IEEE Intelligent Vehicles Symposium (IV), IEEE, Baden-Baden, Germany, pp. 163–168. https://doi.org/10.1109/IVS.2011.5940562</text:p>
      <text:p text:style-name="Bibliography_20_1">Machine Learning Crash Course  |  Google Developers [WWW Document], 2018. URL https://developers.google.com/machine-learning/crash-course/ (accessed 8.20.18).</text:p>
      <text:p text:style-name="Bibliography_20_1">Malgonde, S., 2018. A car trained by a deep neural network to drive itself in a video game: subodh-malgonde/behavioral-cloning.</text:p>
      <text:p text:style-name="Bibliography_20_1">Motion Planning for Autonomous Vehicles | Dynamic Design Lab [WWW Document], n.d. URL https://ddl.stanford.edu/publication-research-theme/motion-planning-autonomous-vehicles (accessed 8.27.18).</text:p>
      <text:p text:style-name="Bibliography_20_1">Nielsen, M.A., 2015. Neural Networks and Deep Learning.</text:p>
      <text:p text:style-name="Bibliography_20_1">Premade Estimators [WWW Document], n.d. . TensorFlow. URL https://www.tensorflow.org/guide/premade_estimators (accessed 8.27.18).</text:p>
      <text:p text:style-name="Bibliography_20_1">Safe driving envelopes for path tracking in autonomous vehicles | Dynamic Design Lab [WWW Document], n.d. URL https://ddl.stanford.edu/publications/safe-driving-envelopes-path-tracking-autonomous-vehicles (accessed 8.27.18).</text:p>
      <text:p text:style-name="Bibliography_20_1">Shibuya, N., 2018. Built and trained a convolutional network for end-to-end driving in a simulator using Tensorflow and Keras: naokishibuya/car-behavioral-cloning.</text:p>
      <text:p text:style-name="Bibliography_20_1">Stanford Racing :: Home [WWW Document], n.d. URL https://cs.stanford.edu/group/roadrunner//old/technology.html (accessed 8.26.18).</text:p>
      <text:p text:style-name="Bibliography_20_1">Tartan Racing @ Carnegie Mellon [WWW Document], n.d. URL http://www.tartanracing.org/tech.html (accessed 8.26.18).</text:p>
      <text:p text:style-name="Bibliography_20_1">Udacity, n.d. Self-Driving Car Nanodegree Program Overview.</text:p>
      <text:p text:style-name="Bibliography_20_1">Urmson, C., Anhalt, J., Bagnell, D., Baker, C., Bittner, R., Dolan, J., Duggins, D., Ferguson, D., Galatali, T., Geyer, C., Gittleman, M., Harbaugh, S., Hebert, M., Howard, T., Kelly, A., Kohanbash, D., Likhachev, M., Miller, N., Peterson, K., Taylor, M., 2007. Tartan Racing: A multi-modal approach to the DARPA Urban Challenge.</text:p>
      <text:p text:style-name="Bibliography_20_1">Waymo, n.d. Waymo 360° Experience: A Fully Self-Driving Journey.</text:p>
      <text:p text:style-name="Bibliography_20_1">What are some of the technologies used in the Google self-driving car? - Quora [WWW Document], n.d. URL https://www.quora.com/What-are-some-of-the-technologies-used-in-the-Google-self-driving-car# (accessed 8.27.18).</text:p>
      <text:p text:style-name="Bibliography_20_1">Yadav, V., 2016. An augmentation based deep neural network approach to learn human driving behavior [WWW Document]. Chatbots Life. URL https://chatbotslife.com/using-augmentation-to-mimic-human-driving-496b569760a9#.d779iwp28 (accessed 8.27.18).<text:bookmark-end text:name="ZOTERO_BREF_cd0WvyQVUeVj"/><text:span text:style-name="T88">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T-Walsheim" svg:font-family="GT-Walsheim, 'Helvetica Neue', Arial, sans-serif"/>
    <style:font-face style:name="Georgia" svg:font-family="Georgia, 'Times New Roman', serif"/>
    <style:font-face style:name="Libre" svg:font-family="Libre"/>
    <style:font-face style:name="Lohit Devanagari1" svg:font-family="'Lohit Devanagari'"/>
    <style:font-face style:name="Roboto Slab" svg:font-family="'Roboto Slab', serif"/>
    <style:font-face style:name="Roboto" svg:font-family="Roboto, sans-serif"/>
    <style:font-face style:name="apple-system" svg:font-family="apple-system, BlinkMacSystemFont, 'Segoe UI', Helvetica, Arial, sans-serif, 'Apple Color Emoji', 'Segoe UI Emoji', 'Segoe UI Symbol'"/>
    <style:font-face style:name="medium-content-sans-serif-font" svg:font-family="medium-content-sans-serif-font, 'Lucida Grande', 'Lucida Sans Unicode', 'Lucida Sans', Geneva, Arial, sans-serif"/>
    <style:font-face style:name="sans-serif" svg:font-family="sans-serif"/>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19:55:00.039250981</meta:creation-date>
    <dc:title>roboto</dc:title>
    <meta:editing-duration>PT3H26S</meta:editing-duration>
    <meta:editing-cycles>34</meta:editing-cycles>
    <meta:generator>LibreOffice/6.0.3.2$Linux_X86_64 LibreOffice_project/00m0$Build-2</meta:generator>
    <dc:date>2018-08-27T20:37:08.495647425</dc:date>
    <meta:document-statistic meta:table-count="0" meta:image-count="0" meta:object-count="0" meta:page-count="4" meta:paragraph-count="43" meta:word-count="2170" meta:character-count="14761" meta:non-whitespace-character-count="12578"/>
    <meta:user-defined meta:name="ZOTERO_BREF_0u8dJ6421fBz_1">ZOTERO_ITEM CSL_CITATION {"citationID":"ZJdPDaS6","properties":{"formattedCitation":"(\\uc0\\u8220{}Machine Learning Crash Course \\uc0\\u160{}|\\uc0\\u160{} Google Developers,\\uc0\\u8221{} 2018)","plainCitation":"(“Machine Learning Crash Course  |  Goog</meta:user-defined>
    <meta:user-defined meta:name="ZOTERO_BREF_0u8dJ6421fBz_2">le Developers,” 2018)","noteIndex":0},"citationItems":[{"id":8,"uris":["http://zotero.org/users/local/zbgVxLVw/items/6ADHKW3X"],"uri":["http://zotero.org/users/local/zbgVxLVw/items/6ADHKW3X"],"itemData":{"id":8,"type":"webpage","title":"Machine Learning C</meta:user-defined>
    <meta:user-defined meta:name="ZOTERO_BREF_0u8dJ6421fBz_3">rash Course  |  Google Developers","URL":"https://developers.google.com/machine-learning/crash-course/","issued":{"date-parts":[["2018",8,20]]},"accessed":{"date-parts":[["2018",8,20]]}}}],"schema":"https://github.com/citation-style-language/schema/raw/ma</meta:user-defined>
    <meta:user-defined meta:name="ZOTERO_BREF_0u8dJ6421fBz_4">ster/csl-citation.json"}</meta:user-defined>
    <meta:user-defined meta:name="ZOTERO_BREF_4JTwEZq9MuPK_1" meta:value-type="string"/>
    <meta:user-defined meta:name="ZOTERO_BREF_7O28Ue7RhhJx_1" meta:value-type="string"/>
    <meta:user-defined meta:name="ZOTERO_BREF_JzAM5doxU8FC_1" meta:value-type="string">ZOTERO_ITEM CSL_CITATION {"citationID":"7QVRuJuP","properties":{"formattedCitation":"(Nielsen, 2015)","plainCitation":"(Nielsen, 2015)","noteIndex":0},"citationItems":[{"id":63,"uris":["http://zotero.org/users/local/zbgVxLVw/items/E8397BSY"],"uri":["http:</meta:user-defined>
    <meta:user-defined meta:name="ZOTERO_BREF_JzAM5doxU8FC_2" meta:value-type="string">//zotero.org/users/local/zbgVxLVw/items/E8397BSY"],"itemData":{"id":63,"type":"article-journal","title":"Neural Networks and Deep Learning","source":"neuralnetworksanddeeplearning.com","URL":"http://neuralnetworksanddeeplearning.com","language":"en","auth</meta:user-defined>
    <meta:user-defined meta:name="ZOTERO_BREF_JzAM5doxU8FC_3" meta:value-type="string">or":[{"family":"Nielsen","given":"Michael A."}],"issued":{"date-parts":[["2015"]]},"accessed":{"date-parts":[["2018",8,27]]}}}],"schema":"https://github.com/citation-style-language/schema/raw/master/csl-citation.json"}</meta:user-defined>
    <meta:user-defined meta:name="ZOTERO_BREF_KQv8cY5nTemY_1" meta:value-type="string">ZOTERO_ITEM CSL_CITATION {"citationID":"VKqH92kz","properties":{"formattedCitation":"(\\uc0\\u8220{}CS231n,\\uc0\\u8221{} 2018)","plainCitation":"(“CS231n,” 2018)","noteIndex":0},"citationItems":[{"id":3,"uris":["http://zotero.org/users/local/zbgVxLVw/ite</meta:user-defined>
    <meta:user-defined meta:name="ZOTERO_BREF_KQv8cY5nTemY_2" meta:value-type="string">ms/XDZ8ANV6"],"uri":["http://zotero.org/users/local/zbgVxLVw/items/XDZ8ANV6"],"itemData":{"id":3,"type":"webpage","title":"CS231n Convolutional Neural Networks for Visual Recognition","URL":"http://cs231n.github.io/convolutional-networks/","shortTitle":"C</meta:user-defined>
    <meta:user-defined meta:name="ZOTERO_BREF_KQv8cY5nTemY_3" meta:value-type="string">S231n","issued":{"date-parts":[["2018",8,19]]},"accessed":{"date-parts":[["2018",8,19]]}}}],"schema":"https://github.com/citation-style-language/schema/raw/master/csl-citation.json"}</meta:user-defined>
    <meta:user-defined meta:name="ZOTERO_BREF_Ms7sQgexGbFr_1" meta:value-type="string"/>
    <meta:user-defined meta:name="ZOTERO_BREF_NbZ9hoIUVpua_1" meta:value-type="string"/>
    <meta:user-defined meta:name="ZOTERO_BREF_OwX39UvU2uah_1" meta:value-type="string">ZOTERO_ITEM CSL_CITATION {"citationID":"4HMZT3qn","properties":{"formattedCitation":"(Udacity, n.d.)","plainCitation":"(Udacity, n.d.)","noteIndex":0},"citationItems":[{"id":21,"uris":["http://zotero.org/users/local/zbgVxLVw/items/KVUNWWUQ"],"uri":["http:</meta:user-defined>
    <meta:user-defined meta:name="ZOTERO_BREF_OwX39UvU2uah_2" meta:value-type="string">//zotero.org/users/local/zbgVxLVw/items/KVUNWWUQ"],"itemData":{"id":21,"type":"motion_picture","title":"Self-Driving Car Nanodegree Program Overview","source":"YouTube","dimensions":"327 seconds","URL":"https://www.youtube.com/watch?v=JkqmOUNbNfY","author</meta:user-defined>
    <meta:user-defined meta:name="ZOTERO_BREF_OwX39UvU2uah_3" meta:value-type="string">":[{"literal":"Udacity"}],"accessed":{"date-parts":[["2018",8,26]]}}}],"schema":"https://github.com/citation-style-language/schema/raw/master/csl-citation.json"}</meta:user-defined>
    <meta:user-defined meta:name="ZOTERO_BREF_QA2rdDCODZn8_1" meta:value-type="string">ZOTERO_ITEM CSL_CITATION {"citationID":"wkLaUkQw","properties":{"formattedCitation":"(Bertozzi et al., n.d.)","plainCitation":"(Bertozzi et al., n.d.)","noteIndex":0},"citationItems":[{"id":32,"uris":["http://zotero.org/users/local/zbgVxLVw/items/LVZUKUG8</meta:user-defined>
    <meta:user-defined meta:name="ZOTERO_BREF_QA2rdDCODZn8_2" meta:value-type="string">"],"uri":["http://zotero.org/users/local/zbgVxLVw/items/LVZUKUG8"],"itemData":{"id":32,"type":"article-journal","title":"The VisLab Intercontinental Autonomous Challenge: 13,000 km, 3 months,… no driver","page":"11","source":"Zotero","abstract":"This docu</meta:user-defined>
    <meta:user-defined meta:name="ZOTERO_BREF_QA2rdDCODZn8_3" meta:value-type="string">ment presents a new exciting effort in the intelligent vehicles arena which is going to set a new milestone in the history of vehicular robotics. Autonomous vehicles have been demonstrated able to reach the end of a 220 miles off-road trail (in the DARPA </meta:user-defined>
    <meta:user-defined meta:name="ZOTERO_BREF_QA2rdDCODZn8_4" meta:value-type="string">Grand Challenge), to negotiate traffic and obey traffic rules (in the DARPA Urban Challenge), but no one ever tested their capabilities on a long, intercontinental trip and stressed these systems for 3 months in a row.","language":"en","author":[{"family"</meta:user-defined>
    <meta:user-defined meta:name="ZOTERO_BREF_QA2rdDCODZn8_5" meta:value-type="string">:"Bertozzi","given":"M"},{"family":"Bombini","given":"L"},{"family":"Broggi","given":"A"},{"family":"Buzzoni","given":"M"},{"family":"Cardarelli","given":"E"},{"family":"Cattani","given":"S"},{"family":"Cerri","given":"P"},{"family":"Debattisti","given":"</meta:user-defined>
    <meta:user-defined meta:name="ZOTERO_BREF_QA2rdDCODZn8_6" meta:value-type="string">S"},{"family":"Fedriga","given":"R I"},{"family":"Felisa","given":"M"},{"family":"Gatti","given":"L"},{"family":"Giacomazzo","given":"A"},{"family":"Grisleri","given":"P"},{"family":"Laghi","given":"M C"},{"family":"Mazzei","given":"L"},{"family":"Medici"</meta:user-defined>
    <meta:user-defined meta:name="ZOTERO_BREF_QA2rdDCODZn8_7" meta:value-type="string">,"given":"P"},{"family":"Panciroli","given":"M"},{"family":"Porta","given":"P P"},{"family":"Zani","given":"P"}]}}],"schema":"https://github.com/citation-style-language/schema/raw/master/csl-citation.json"}</meta:user-defined>
    <meta:user-defined meta:name="ZOTERO_BREF_QWFMDSlHoVp4_1" meta:value-type="string">ZOTERO_ITEM CSL_CITATION {"citationID":"ZxICeZND","properties":{"formattedCitation":"(\\uc0\\u8220{}Stanford Racing\\uc0\\u8239{}:: Home,\\uc0\\u8221{} n.d.)","plainCitation":"(“Stanford Racing :: Home,” n.d.)","noteIndex":0},"citationItems":[{"id":22,"ur</meta:user-defined>
    <meta:user-defined meta:name="ZOTERO_BREF_QWFMDSlHoVp4_2" meta:value-type="string">is":["http://zotero.org/users/local/zbgVxLVw/items/I7U9KR8T"],"uri":["http://zotero.org/users/local/zbgVxLVw/items/I7U9KR8T"],"itemData":{"id":22,"type":"webpage","title":"Stanford Racing :: Home","URL":"https://cs.stanford.edu/group/roadrunner//old/techn</meta:user-defined>
    <meta:user-defined meta:name="ZOTERO_BREF_QWFMDSlHoVp4_3" meta:value-type="string">ology.html","accessed":{"date-parts":[["2018",8,26]]}}}],"schema":"https://github.com/citation-style-language/schema/raw/master/csl-citation.json"}</meta:user-defined>
    <meta:user-defined meta:name="ZOTERO_BREF_QcI3U7thdX14_1" meta:value-type="string">ZOTERO_BIBL {"uncited":[],"omitted":[],"custom":[]} CSL_BIBLIOGRAPHY</meta:user-defined>
    <meta:user-defined meta:name="ZOTERO_BREF_Sh8dqqje8FJh_1" meta:value-type="string">ZOTERO_ITEM CSL_CITATION {"citationID":"gLhBVX5a","properties":{"formattedCitation":"(\\uc0\\u8220{}What are some of the technologies used in the Google self-driving car? - Quora,\\uc0\\u8221{} n.d.)","plainCitation":"(“What are some of the technologies u</meta:user-defined>
    <meta:user-defined meta:name="ZOTERO_BREF_Sh8dqqje8FJh_2" meta:value-type="string">sed in the Google self-driving car? - Quora,” n.d.)","noteIndex":0},"citationItems":[{"id":51,"uris":["http://zotero.org/users/local/zbgVxLVw/items/7RFCQ2L2"],"uri":["http://zotero.org/users/local/zbgVxLVw/items/7RFCQ2L2"],"itemData":{"id":51,"type":"webp</meta:user-defined>
    <meta:user-defined meta:name="ZOTERO_BREF_Sh8dqqje8FJh_3" meta:value-type="string">age","title":"What are some of the technologies used in the Google self-driving car? - Quora","URL":"https://www.quora.com/What-are-some-of-the-technologies-used-in-the-Google-self-driving-car#","accessed":{"date-parts":[["2018",8,27]]}}}],"schema":"https</meta:user-defined>
    <meta:user-defined meta:name="ZOTERO_BREF_Sh8dqqje8FJh_4" meta:value-type="string">://github.com/citation-style-language/schema/raw/master/csl-citation.json"}</meta:user-defined>
    <meta:user-defined meta:name="ZOTERO_BREF_TlgItBNL6HxY_1" meta:value-type="string">ZOTERO_ITEM CSL_CITATION {"citationID":"E5xzU7V4","properties":{"formattedCitation":"({\\i{}CarND-Behavioral-Cloning-P3}, 2018)","plainCitation":"(CarND-Behavioral-Cloning-P3, 2018)","noteIndex":0},"citationItems":[{"id":5,"uris":["http://zotero.org/users</meta:user-defined>
    <meta:user-defined meta:name="ZOTERO_BREF_TlgItBNL6HxY_2" meta:value-type="string">/local/zbgVxLVw/items/7MV38U4X"],"uri":["http://zotero.org/users/local/zbgVxLVw/items/7MV38U4X"],"itemData":{"id":5,"type":"book","title":"CarND-Behavioral-Cloning-P3: Starting files for the Udacity CarND Behavioral Cloning Project","publisher":"Udacity",</meta:user-defined>
    <meta:user-defined meta:name="ZOTERO_BREF_TlgItBNL6HxY_3" meta:value-type="string">"genre":"Python","source":"GitHub","URL":"https://github.com/udacity/CarND-Behavioral-Cloning-P3","note":"original-date: 2017-01-09T22:15:46Z","shortTitle":"CarND-Behavioral-Cloning-P3","issued":{"date-parts":[["2018",8,17]]},"accessed":{"date-parts":[["2</meta:user-defined>
    <meta:user-defined meta:name="ZOTERO_BREF_TlgItBNL6HxY_4" meta:value-type="string">018",8,20]]}}}],"schema":"https://github.com/citation-style-language/schema/raw/master/csl-citation.json"}</meta:user-defined>
    <meta:user-defined meta:name="ZOTERO_BREF_VKYOpulHf0YU_1" meta:value-type="string">ZOTERO_ITEM CSL_CITATION {"citationID":"mPeKCYtL","properties":{"unsorted":true,"formattedCitation":"(Broggi et al., 2011)","plainCitation":"(Broggi et al., 2011)","noteIndex":0},"citationItems":[{"id":36,"uris":["http://zotero.org/users/local/zbgVxLVw/it</meta:user-defined>
    <meta:user-defined meta:name="ZOTERO_BREF_VKYOpulHf0YU_2" meta:value-type="string">ems/4NXCP5V8"],"uri":["http://zotero.org/users/local/zbgVxLVw/items/4NXCP5V8"],"itemData":{"id":36,"type":"book","title":"The VisLab Intercontinental Autonomous Challenge: an Extensive Test for a Platoon of Intelligent Vehicles,” Intl. Journal of Vehicle </meta:user-defined>
    <meta:user-defined meta:name="ZOTERO_BREF_VKYOpulHf0YU_3" meta:value-type="string">Autonomous Systems, special issue for 10 th Anniversary","source":"CiteSeer","abstract":"*Corresponding author Abstract: This paper presents the VisLab Intercontinental Autonomous Challenge (VIAC), an autonomous vehicles test carried out from Parma to Sha</meta:user-defined>
    <meta:user-defined meta:name="ZOTERO_BREF_VKYOpulHf0YU_4" meta:value-type="string">nghai between July and October 2010 by the VisLab team. The vehicle equipment is explained introducing the sensing systems which were tested during the journey. Trip details and the fi rst statistics are presented as well.","shortTitle":"The VisLab Interc</meta:user-defined>
    <meta:user-defined meta:name="ZOTERO_BREF_VKYOpulHf0YU_5" meta:value-type="string">ontinental Autonomous Challenge","author":[{"family":"Broggi","given":"Alberto"},{"family":"Cerri","given":"Pietro"},{"family":"Felisa","given":"Mirko"},{"family":"Laghi","given":"Maria Chiara"},{"family":"Mazzei","given":"Luca"},{"family":"Porta","given"</meta:user-defined>
    <meta:user-defined meta:name="ZOTERO_BREF_VKYOpulHf0YU_6" meta:value-type="string">:"Pier Paolo"}],"issued":{"date-parts":[["2011"]]}}}],"schema":"https://github.com/citation-style-language/schema/raw/master/csl-citation.json"}</meta:user-defined>
    <meta:user-defined meta:name="ZOTERO_BREF_VbCQKeIuBAGm_1" meta:value-type="string">ZOTERO_ITEM CSL_CITATION {"citationID":"bHoabSLr","properties":{"formattedCitation":"(Yadav, 2016)","plainCitation":"(Yadav, 2016)","noteIndex":0},"citationItems":[{"id":65,"uris":["http://zotero.org/users/local/zbgVxLVw/items/YLLKT428"],"uri":["http://zo</meta:user-defined>
    <meta:user-defined meta:name="ZOTERO_BREF_VbCQKeIuBAGm_2" meta:value-type="string">tero.org/users/local/zbgVxLVw/items/YLLKT428"],"itemData":{"id":65,"type":"webpage","title":"An augmentation based deep neural network approach to learn human driving behavior","container-title":"Chatbots Life","abstract":"Overview","URL":"https://chatbot</meta:user-defined>
    <meta:user-defined meta:name="ZOTERO_BREF_VbCQKeIuBAGm_3" meta:value-type="string">slife.com/using-augmentation-to-mimic-human-driving-496b569760a9#.d779iwp28","author":[{"family":"Yadav","given":"Vivek"}],"issued":{"date-parts":[["2016",12,15]]},"accessed":{"date-parts":[["2018",8,27]]}}}],"schema":"https://github.com/citation-style-la</meta:user-defined>
    <meta:user-defined meta:name="ZOTERO_BREF_VbCQKeIuBAGm_4" meta:value-type="string">nguage/schema/raw/master/csl-citation.json"}</meta:user-defined>
    <meta:user-defined meta:name="ZOTERO_BREF_WCk9uvEqJFqb_1" meta:value-type="string">ZOTERO_ITEM CSL_CITATION {"citationID":"vIZcNDL8","properties":{"formattedCitation":"(Levinson et al., 2011)","plainCitation":"(Levinson et al., 2011)","noteIndex":0},"citationItems":[{"id":50,"uris":["http://zotero.org/users/local/zbgVxLVw/items/5AC49HF2</meta:user-defined>
    <meta:user-defined meta:name="ZOTERO_BREF_WCk9uvEqJFqb_10" meta:value-type="string">te-parts":[["2011",6]]},"accessed":{"date-parts":[["2018",8,27]]}}}],"schema":"https://github.com/citation-style-language/schema/raw/master/csl-citation.json"}</meta:user-defined>
    <meta:user-defined meta:name="ZOTERO_BREF_WCk9uvEqJFqb_2" meta:value-type="string">"],"uri":["http://zotero.org/users/local/zbgVxLVw/items/5AC49HF2"],"itemData":{"id":50,"type":"paper-conference","title":"Towards fully autonomous driving: Systems and algorithms","container-title":"2011 IEEE Intelligent Vehicles Symposium (IV)","publishe</meta:user-defined>
    <meta:user-defined meta:name="ZOTERO_BREF_WCk9uvEqJFqb_3" meta:value-type="string">r":"IEEE","publisher-place":"Baden-Baden, Germany","page":"163-168","source":"Crossref","event":"2011 IEEE Intelligent Vehicles Symposium (IV)","event-place":"Baden-Baden, Germany","abstract":"In order to achieve autonomous operation of a vehicle in urban</meta:user-defined>
    <meta:user-defined meta:name="ZOTERO_BREF_WCk9uvEqJFqb_4" meta:value-type="string"> situations with unpredictable trafﬁc, several realtime systems must interoperate, including environment perception, localization, planning, and control. In addition, a robust vehicle platform with appropriate sensors, computational hardware, networking, </meta:user-defined>
    <meta:user-defined meta:name="ZOTERO_BREF_WCk9uvEqJFqb_5" meta:value-type="string">and software infrastructure is essential. We previously published an overview of Junior, Stanford’s entry in the 2007 DARPA Urban Challenge.[1] This race was a closed-course competition which, while historic and inciting much progress in the ﬁeld, was not</meta:user-defined>
    <meta:user-defined meta:name="ZOTERO_BREF_WCk9uvEqJFqb_6" meta:value-type="string"> fully representative of the situations that exist in the real world. In this paper, we present a summary of our recent research towards the goal of enabling safe and robust autonomous operation in more realistic situations.","URL":"http://ieeexplore.ieee</meta:user-defined>
    <meta:user-defined meta:name="ZOTERO_BREF_WCk9uvEqJFqb_7" meta:value-type="string">.org/document/5940562/","DOI":"10.1109/IVS.2011.5940562","ISBN":"978-1-4577-0890-9","shortTitle":"Towards fully autonomous driving","language":"en","author":[{"family":"Levinson","given":"Jesse"},{"family":"Askeland","given":"Jake"},{"family":"Becker","gi</meta:user-defined>
    <meta:user-defined meta:name="ZOTERO_BREF_WCk9uvEqJFqb_8" meta:value-type="string">ven":"Jan"},{"family":"Dolson","given":"Jennifer"},{"family":"Held","given":"David"},{"family":"Kammel","given":"Soeren"},{"family":"Kolter","given":"J. Zico"},{"family":"Langer","given":"Dirk"},{"family":"Pink","given":"Oliver"},{"family":"Pratt","given"</meta:user-defined>
    <meta:user-defined meta:name="ZOTERO_BREF_WCk9uvEqJFqb_9" meta:value-type="string">:"Vaughan"},{"family":"Sokolsky","given":"Michael"},{"family":"Stanek","given":"Ganymed"},{"family":"Stavens","given":"David"},{"family":"Teichman","given":"Alex"},{"family":"Werling","given":"Moritz"},{"family":"Thrun","given":"Sebastian"}],"issued":{"da</meta:user-defined>
    <meta:user-defined meta:name="ZOTERO_BREF_YqJcyLwGucAZ_1" meta:value-type="string"/>
    <meta:user-defined meta:name="ZOTERO_BREF_aKe9iB0xx0yG_1" meta:value-type="string">ZOTERO_ITEM CSL_CITATION {"citationID":"x8CK8HbO","properties":{"formattedCitation":"(Shibuya, 2018)","plainCitation":"(Shibuya, 2018)","noteIndex":0},"citationItems":[{"id":61,"uris":["http://zotero.org/users/local/zbgVxLVw/items/4PIMAZAH"],"uri":["http:</meta:user-defined>
    <meta:user-defined meta:name="ZOTERO_BREF_aKe9iB0xx0yG_2" meta:value-type="string">//zotero.org/users/local/zbgVxLVw/items/4PIMAZAH"],"itemData":{"id":61,"type":"book","title":"Built and trained a convolutional network for end-to-end driving in a simulator using Tensorflow and Keras: naokishibuya/car-behavioral-cloning","genre":"Python"</meta:user-defined>
    <meta:user-defined meta:name="ZOTERO_BREF_aKe9iB0xx0yG_3" meta:value-type="string">,"source":"GitHub","URL":"https://github.com/naokishibuya/car-behavioral-cloning","note":"original-date: 2017-01-14T01:23:46Z","shortTitle":"Built and trained a convolutional network for end-to-end driving in a simulator using Tensorflow and Keras","autho</meta:user-defined>
    <meta:user-defined meta:name="ZOTERO_BREF_aKe9iB0xx0yG_4" meta:value-type="string">r":[{"family":"Shibuya","given":"Naoki"}],"issued":{"date-parts":[["2018",8,13]]},"accessed":{"date-parts":[["2018",8,27]]}}}],"schema":"https://github.com/citation-style-language/schema/raw/master/csl-citation.json"}</meta:user-defined>
    <meta:user-defined meta:name="ZOTERO_BREF_buK3QMfaHEhE_1" meta:value-type="string">ZOTERO_ITEM CSL_CITATION {"citationID":"vdOXEIMu","properties":{"formattedCitation":"(Waymo, n.d.)","plainCitation":"(Waymo, n.d.)","noteIndex":0},"citationItems":[{"id":54,"uris":["http://zotero.org/users/local/zbgVxLVw/items/RD3URL47"],"uri":["http://zo</meta:user-defined>
    <meta:user-defined meta:name="ZOTERO_BREF_buK3QMfaHEhE_2" meta:value-type="string">tero.org/users/local/zbgVxLVw/items/RD3URL47"],"itemData":{"id":54,"type":"motion_picture","title":"Waymo 360° Experience: A Fully Self-Driving Journey","source":"YouTube","dimensions":"217 seconds","URL":"https://www.youtube.com/watch?v=B8R148hFxPw","sho</meta:user-defined>
    <meta:user-defined meta:name="ZOTERO_BREF_buK3QMfaHEhE_3" meta:value-type="string">rtTitle":"Waymo 360° Experience","author":[{"literal":"Waymo"}],"accessed":{"date-parts":[["2018",8,27]]}}}],"schema":"https://github.com/citation-style-language/schema/raw/master/csl-citation.json"}</meta:user-defined>
    <meta:user-defined meta:name="ZOTERO_BREF_cRJWXyvXUDJ3_1" meta:value-type="string">ZOTERO_ITEM CSL_CITATION {"citationID":"9kSTEtrh","properties":{"formattedCitation":"(Urmson et al., 2007)","plainCitation":"(Urmson et al., 2007)","noteIndex":0},"citationItems":[{"id":27,"uris":["http://zotero.org/users/local/zbgVxLVw/items/FASCMDU2"],"</meta:user-defined>
    <meta:user-defined meta:name="ZOTERO_BREF_cRJWXyvXUDJ3_10" meta:value-type="string">,"given":"Sam"},{"family":"Hebert","given":"Martial"},{"family":"Howard","given":"Tom"},{"family":"Kelly","given":"Alonzo"},{"family":"Kohanbash","given":"David"},{"family":"Likhachev","given":"Maxim"},{"family":"Miller","given":"Nick"},{"family":"Peterso</meta:user-defined>
    <meta:user-defined meta:name="ZOTERO_BREF_cRJWXyvXUDJ3_11" meta:value-type="string">n","given":"Kevin"},{"family":"Taylor","given":"Michael"}],"issued":{"date-parts":[["2007",5,13]]}}}],"schema":"https://github.com/citation-style-language/schema/raw/master/csl-citation.json"}</meta:user-defined>
    <meta:user-defined meta:name="ZOTERO_BREF_cRJWXyvXUDJ3_2" meta:value-type="string">uri":["http://zotero.org/users/local/zbgVxLVw/items/FASCMDU2"],"itemData":{"id":27,"type":"article-journal","title":"Tartan Racing: A multi-modal approach to the DARPA Urban Challenge","source":"ResearchGate","abstract":"The Urban Challenge represents a t</meta:user-defined>
    <meta:user-defined meta:name="ZOTERO_BREF_cRJWXyvXUDJ3_3" meta:value-type="string">echnological leap beyond the previous Grand Challenges. The challenge encompasses three primary behaviors: driving on roads, handling intersections and maneuvering in zones. In implementing urban driving we have decomposed the problem into five components</meta:user-defined>
    <meta:user-defined meta:name="ZOTERO_BREF_cRJWXyvXUDJ3_4" meta:value-type="string">. Mission Planning determines an efficient route through an urban network of roads. A behavioral layer executes the route through the environment, adapting to local traffic and exceptional situations as necessary. A motion planning layer safeguards the ro</meta:user-defined>
    <meta:user-defined meta:name="ZOTERO_BREF_cRJWXyvXUDJ3_5" meta:value-type="string">bot by considering the feasible trajectories available, and selecting the best option. Perception combines data from lidar, radar and vision systems to estimate the location of other vehicles, static obstacles and the shape of the road. Finally, the robot</meta:user-defined>
    <meta:user-defined meta:name="ZOTERO_BREF_cRJWXyvXUDJ3_6" meta:value-type="string"> is a mechatronic system engineered to provide the power, sensing and mobility necessary to navigate an urban course. Rigorous component and system testing evaluates progress using standardized tests. Observations from these experiments shape the design o</meta:user-defined>
    <meta:user-defined meta:name="ZOTERO_BREF_cRJWXyvXUDJ3_7" meta:value-type="string">f subsequent development spirals and enable the rapid detection and correction of bugs. The system described in the paper exhibits a majority of the basic navigation and traffic skills required for the Urban Challenge. From these building blocks more adva</meta:user-defined>
    <meta:user-defined meta:name="ZOTERO_BREF_cRJWXyvXUDJ3_8" meta:value-type="string">nced capabilities will quickly develop.","shortTitle":"Tartan Racing","author":[{"family":"Urmson","given":"Chris"},{"family":"Anhalt","given":"Joshua"},{"family":"Bagnell","given":"Drew"},{"family":"Baker","given":"Christopher"},{"family":"Bittner","give</meta:user-defined>
    <meta:user-defined meta:name="ZOTERO_BREF_cRJWXyvXUDJ3_9" meta:value-type="string">n":"Robert"},{"family":"Dolan","given":"John"},{"family":"Duggins","given":"Dave"},{"family":"Ferguson","given":"Dave"},{"family":"Galatali","given":"Tugrul"},{"family":"Geyer","given":"Chris"},{"family":"Gittleman","given":"Michele"},{"family":"Harbaugh"</meta:user-defined>
    <meta:user-defined meta:name="ZOTERO_BREF_cd0WvyQVUeVj_1" meta:value-type="string">ZOTERO_BIBL {"uncited":[],"omitted":[],"custom":[]} CSL_BIBLIOGRAPHY</meta:user-defined>
    <meta:user-defined meta:name="ZOTERO_BREF_fLxpCBpuuFKu_1" meta:value-type="string">ZOTERO_ITEM CSL_CITATION {"citationID":"LIE4ykDg","properties":{"formattedCitation":"(Guizzo, 2010)","plainCitation":"(Guizzo, 2010)","noteIndex":0},"citationItems":[{"id":34,"uris":["http://zotero.org/users/local/zbgVxLVw/items/Z4MHRU9M"],"uri":["http://</meta:user-defined>
    <meta:user-defined meta:name="ZOTERO_BREF_fLxpCBpuuFKu_2" meta:value-type="string">zotero.org/users/local/zbgVxLVw/items/Z4MHRU9M"],"itemData":{"id":34,"type":"webpage","title":"Autonomous Vehicle Driving from Italy to China","container-title":"IEEE Spectrum: Technology, Engineering, and Science News","abstract":"A 13,000 kilometer, thr</meta:user-defined>
    <meta:user-defined meta:name="ZOTERO_BREF_fLxpCBpuuFKu_3" meta:value-type="string">ee-month test drive -- with no driver","URL":"https://spectrum.ieee.org/automaton/robotics/robotics-software/autonomous-vehicle-driving-from-italy-to-china","language":"en","author":[{"family":"Guizzo","given":"Erico"}],"issued":{"date-parts":[["2010",9,2</meta:user-defined>
    <meta:user-defined meta:name="ZOTERO_BREF_fLxpCBpuuFKu_4" meta:value-type="string">1]]},"accessed":{"date-parts":[["2018",8,26]]}}}],"schema":"https://github.com/citation-style-language/schema/raw/master/csl-citation.json"}</meta:user-defined>
    <meta:user-defined meta:name="ZOTERO_BREF_gn82MPGqjsOr_1" meta:value-type="string">ZOTERO_ITEM CSL_CITATION {"citationID":"4j84H3I3","properties":{"formattedCitation":"(\\uc0\\u8220{}Premade Estimators,\\uc0\\u8221{} n.d.)","plainCitation":"(“Premade Estimators,” n.d.)","noteIndex":0},"citationItems":[{"id":59,"uris":["http://zotero.org</meta:user-defined>
    <meta:user-defined meta:name="ZOTERO_BREF_gn82MPGqjsOr_2" meta:value-type="string">/users/local/zbgVxLVw/items/CYY9JIRB"],"uri":["http://zotero.org/users/local/zbgVxLVw/items/CYY9JIRB"],"itemData":{"id":59,"type":"webpage","title":"Premade Estimators","container-title":"TensorFlow","URL":"https://www.tensorflow.org/guide/premade_estimat</meta:user-defined>
    <meta:user-defined meta:name="ZOTERO_BREF_gn82MPGqjsOr_3" meta:value-type="string">ors","language":"en","accessed":{"date-parts":[["2018",8,27]]}}}],"schema":"https://github.com/citation-style-language/schema/raw/master/csl-citation.json"}</meta:user-defined>
    <meta:user-defined meta:name="ZOTERO_BREF_gtoyWuwON9aL_1" meta:value-type="string">ZOTERO_ITEM CSL_CITATION {"citationID":"P7KXJwRG","properties":{"formattedCitation":"(Davies and Lienhart, 2006)","plainCitation":"(Davies and Lienhart, 2006)","noteIndex":0},"citationItems":[{"id":25,"uris":["http://zotero.org/users/local/zbgVxLVw/items/</meta:user-defined>
    <meta:user-defined meta:name="ZOTERO_BREF_gtoyWuwON9aL_2" meta:value-type="string">G2JV6MQY"],"uri":["http://zotero.org/users/local/zbgVxLVw/items/G2JV6MQY"],"itemData":{"id":25,"type":"paper-conference","title":"Using CART to segment road images","publisher-place":"San Jose, CA","page":"60730U","source":"Crossref","event":"Electronic I</meta:user-defined>
    <meta:user-defined meta:name="ZOTERO_BREF_gtoyWuwON9aL_3" meta:value-type="string">maging 2006","event-place":"San Jose, CA","abstract":"The 2005 DARPA Grand Challenge is a 132 mile race through the desert with autonomous robotic vehicles. Lasers mounted on the car roof provide a map of the road up to 20 meters ahead of the car but the </meta:user-defined>
    <meta:user-defined meta:name="ZOTERO_BREF_gtoyWuwON9aL_4" meta:value-type="string">car needs to see further in order to go fast enough to win the race. Computer vision can extend that map of the road ahead but desert road is notoriously similar to the surrounding desert. The CART algorithm (Classification and Regression Trees) provided </meta:user-defined>
    <meta:user-defined meta:name="ZOTERO_BREF_gtoyWuwON9aL_5" meta:value-type="string">a machine learning boost to find road while at the same time measuring when that road could not be distinguished from surrounding desert.","URL":"http://proceedings.spiedigitallibrary.org/proceeding.aspx?doi=10.1117/12.650164","DOI":"10.1117/12.650164","l</meta:user-defined>
    <meta:user-defined meta:name="ZOTERO_BREF_gtoyWuwON9aL_6" meta:value-type="string">anguage":"en","author":[{"family":"Davies","given":"Bob"},{"family":"Lienhart","given":"Rainer"}],"editor":[{"family":"Chang","given":"Edward Y."},{"family":"Hanjalic","given":"Alan"},{"family":"Sebe","given":"Nicu"}],"issued":{"date-parts":[["2006",1,15]</meta:user-defined>
    <meta:user-defined meta:name="ZOTERO_BREF_gtoyWuwON9aL_7" meta:value-type="string">]},"accessed":{"date-parts":[["2018",8,26]]}}}],"schema":"https://github.com/citation-style-language/schema/raw/master/csl-citation.json"}</meta:user-defined>
    <meta:user-defined meta:name="ZOTERO_BREF_loOD32I2Dx7V_1" meta:value-type="string">ZOTERO_ITEM CSL_CITATION {"citationID":"hc6623ju","properties":{"formattedCitation":"(\\uc0\\u8220{}End-to-End Deep Learning for Self-Driving Cars,\\uc0\\u8221{} 2016)","plainCitation":"(“End-to-End Deep Learning for Self-Driving Cars,” 2016)","noteIndex"</meta:user-defined>
    <meta:user-defined meta:name="ZOTERO_BREF_loOD32I2Dx7V_2" meta:value-type="string">:0},"citationItems":[{"id":2,"uris":["http://zotero.org/users/local/zbgVxLVw/items/SYKEF3YL"],"uri":["http://zotero.org/users/local/zbgVxLVw/items/SYKEF3YL"],"itemData":{"id":2,"type":"webpage","title":"End-to-End Deep Learning for Self-Driving Cars","con</meta:user-defined>
    <meta:user-defined meta:name="ZOTERO_BREF_loOD32I2Dx7V_3" meta:value-type="string">tainer-title":"NVIDIA Developer Blog","abstract":"We have used convolutional neural networks (CNNs) to map the raw pixels from a front-facing camera to the steering commands for a self-driving car.","URL":"https://devblogs.nvidia.com/deep-learning-self-dr</meta:user-defined>
    <meta:user-defined meta:name="ZOTERO_BREF_loOD32I2Dx7V_4" meta:value-type="string">iving-cars/","language":"en-US","issued":{"date-parts":[["2016",8,17]]},"accessed":{"date-parts":[["2018",8,19]]}}}],"schema":"https://github.com/citation-style-language/schema/raw/master/csl-citation.json"}</meta:user-defined>
    <meta:user-defined meta:name="ZOTERO_BREF_oAktnpOAVoHw_1" meta:value-type="string">ZOTERO_ITEM CSL_CITATION {"citationID":"q8emMgAY","properties":{"formattedCitation":"(\\uc0\\u8220{}Snapshot,\\uc0\\u8221{} n.d.)","plainCitation":"(“Snapshot,” n.d.)","noteIndex":0},"citationItems":[{"id":7,"uris":["http://zotero.org/users/local/zbgVxLVw</meta:user-defined>
    <meta:user-defined meta:name="ZOTERO_BREF_oAktnpOAVoHw_2" meta:value-type="string">/items/KDGGXQRE"],"uri":["http://zotero.org/users/local/zbgVxLVw/items/KDGGXQRE"],"itemData":{"id":7,"type":"article","title":"Snapshot","URL":"https://cn.udacity.com/course/self-driving-car-engineer-nanodegree--nd013","accessed":{"date-parts":[["2018",8,</meta:user-defined>
    <meta:user-defined meta:name="ZOTERO_BREF_oAktnpOAVoHw_3" meta:value-type="string">20]]}}}],"schema":"https://github.com/citation-style-language/schema/raw/master/csl-citation.json"}</meta:user-defined>
    <meta:user-defined meta:name="ZOTERO_BREF_oOiP7mXeuT8x_1" meta:value-type="string"/>
    <meta:user-defined meta:name="ZOTERO_BREF_oPNNJpd6CuG3_1" meta:value-type="string">ZOTERO_BIBL {"uncited":[],"omitted":[],"custom":[]} CSL_BIBLIOGRAPHY</meta:user-defined>
    <meta:user-defined meta:name="ZOTERO_BREF_oslS8XXkVmUE_1" meta:value-type="string">ZOTERO_ITEM CSL_CITATION {"citationID":"5WLX2Lqo","properties":{"formattedCitation":"(Urmson et al., 2007)","plainCitation":"(Urmson et al., 2007)","noteIndex":0},"citationItems":[{"id":27,"uris":["http://zotero.org/users/local/zbgVxLVw/items/FASCMDU2"],"</meta:user-defined>
    <meta:user-defined meta:name="ZOTERO_BREF_oslS8XXkVmUE_10" meta:value-type="string">,"given":"Sam"},{"family":"Hebert","given":"Martial"},{"family":"Howard","given":"Tom"},{"family":"Kelly","given":"Alonzo"},{"family":"Kohanbash","given":"David"},{"family":"Likhachev","given":"Maxim"},{"family":"Miller","given":"Nick"},{"family":"Peterso</meta:user-defined>
    <meta:user-defined meta:name="ZOTERO_BREF_oslS8XXkVmUE_11" meta:value-type="string">n","given":"Kevin"},{"family":"Taylor","given":"Michael"}],"issued":{"date-parts":[["2007",5,13]]}}}],"schema":"https://github.com/citation-style-language/schema/raw/master/csl-citation.json"}</meta:user-defined>
    <meta:user-defined meta:name="ZOTERO_BREF_oslS8XXkVmUE_2" meta:value-type="string">uri":["http://zotero.org/users/local/zbgVxLVw/items/FASCMDU2"],"itemData":{"id":27,"type":"article-journal","title":"Tartan Racing: A multi-modal approach to the DARPA Urban Challenge","source":"ResearchGate","abstract":"The Urban Challenge represents a t</meta:user-defined>
    <meta:user-defined meta:name="ZOTERO_BREF_oslS8XXkVmUE_3" meta:value-type="string">echnological leap beyond the previous Grand Challenges. The challenge encompasses three primary behaviors: driving on roads, handling intersections and maneuvering in zones. In implementing urban driving we have decomposed the problem into five components</meta:user-defined>
    <meta:user-defined meta:name="ZOTERO_BREF_oslS8XXkVmUE_4" meta:value-type="string">. Mission Planning determines an efficient route through an urban network of roads. A behavioral layer executes the route through the environment, adapting to local traffic and exceptional situations as necessary. A motion planning layer safeguards the ro</meta:user-defined>
    <meta:user-defined meta:name="ZOTERO_BREF_oslS8XXkVmUE_5" meta:value-type="string">bot by considering the feasible trajectories available, and selecting the best option. Perception combines data from lidar, radar and vision systems to estimate the location of other vehicles, static obstacles and the shape of the road. Finally, the robot</meta:user-defined>
    <meta:user-defined meta:name="ZOTERO_BREF_oslS8XXkVmUE_6" meta:value-type="string"> is a mechatronic system engineered to provide the power, sensing and mobility necessary to navigate an urban course. Rigorous component and system testing evaluates progress using standardized tests. Observations from these experiments shape the design o</meta:user-defined>
    <meta:user-defined meta:name="ZOTERO_BREF_oslS8XXkVmUE_7" meta:value-type="string">f subsequent development spirals and enable the rapid detection and correction of bugs. The system described in the paper exhibits a majority of the basic navigation and traffic skills required for the Urban Challenge. From these building blocks more adva</meta:user-defined>
    <meta:user-defined meta:name="ZOTERO_BREF_oslS8XXkVmUE_8" meta:value-type="string">nced capabilities will quickly develop.","shortTitle":"Tartan Racing","author":[{"family":"Urmson","given":"Chris"},{"family":"Anhalt","given":"Joshua"},{"family":"Bagnell","given":"Drew"},{"family":"Baker","given":"Christopher"},{"family":"Bittner","give</meta:user-defined>
    <meta:user-defined meta:name="ZOTERO_BREF_oslS8XXkVmUE_9" meta:value-type="string">n":"Robert"},{"family":"Dolan","given":"John"},{"family":"Duggins","given":"Dave"},{"family":"Ferguson","given":"Dave"},{"family":"Galatali","given":"Tugrul"},{"family":"Geyer","given":"Chris"},{"family":"Gittleman","given":"Michele"},{"family":"Harbaugh"</meta:user-defined>
    <meta:user-defined meta:name="ZOTERO_BREF_rVuqEltx5sqP_1" meta:value-type="string">ZOTERO_ITEM CSL_CITATION {"citationID":"yKmjLSpG","properties":{"formattedCitation":"(\\uc0\\u8220{}Build a Convolutional Neural Network using Estimators \\uc0\\u160{}|\\uc0\\u160{} TensorFlow,\\uc0\\u8221{} 2018)","plainCitation":"(“Build a Convolutional</meta:user-defined>
    <meta:user-defined meta:name="ZOTERO_BREF_rVuqEltx5sqP_2" meta:value-type="string"> Neural Network using Estimators  |  TensorFlow,” 2018)","noteIndex":0},"citationItems":[{"id":11,"uris":["http://zotero.org/users/local/zbgVxLVw/items/SBDPADJY"],"uri":["http://zotero.org/users/local/zbgVxLVw/items/SBDPADJY"],"itemData":{"id":11,"type":"</meta:user-defined>
    <meta:user-defined meta:name="ZOTERO_BREF_rVuqEltx5sqP_3" meta:value-type="string">webpage","title":"Build a Convolutional Neural Network using Estimators  |  TensorFlow","URL":"https://www.tensorflow.org/tutorials/estimators/cnn","issued":{"date-parts":[["2018",8,20]]},"accessed":{"date-parts":[["2018",8,20]]}}}],"schema":"https://gith</meta:user-defined>
    <meta:user-defined meta:name="ZOTERO_BREF_rVuqEltx5sqP_4" meta:value-type="string">ub.com/citation-style-language/schema/raw/master/csl-citation.json"}</meta:user-defined>
    <meta:user-defined meta:name="ZOTERO_BREF_sEpZQmwrlTJp_1" meta:value-type="string">ZOTERO_ITEM CSL_CITATION {"citationID":"k969iuI9","properties":{"formattedCitation":"(\\uc0\\u8220{}Safe driving envelopes for path tracking in autonomous vehicles | Dynamic Design Lab,\\uc0\\u8221{} n.d.)","plainCitation":"(“Safe driving envelopes for pa</meta:user-defined>
    <meta:user-defined meta:name="ZOTERO_BREF_sEpZQmwrlTJp_2" meta:value-type="string">th tracking in autonomous vehicles | Dynamic Design Lab,” n.d.)","noteIndex":0},"citationItems":[{"id":46,"uris":["http://zotero.org/users/local/zbgVxLVw/items/5GQZIXYX"],"uri":["http://zotero.org/users/local/zbgVxLVw/items/5GQZIXYX"],"itemData":{"id":46,</meta:user-defined>
    <meta:user-defined meta:name="ZOTERO_BREF_sEpZQmwrlTJp_3" meta:value-type="string">"type":"webpage","title":"Safe driving envelopes for path tracking in autonomous vehicles | Dynamic Design Lab","URL":"https://ddl.stanford.edu/publications/safe-driving-envelopes-path-tracking-autonomous-vehicles","accessed":{"date-parts":[["2018",8,27]]</meta:user-defined>
    <meta:user-defined meta:name="ZOTERO_BREF_sEpZQmwrlTJp_4" meta:value-type="string">}}}],"schema":"https://github.com/citation-style-language/schema/raw/master/csl-citation.json"}</meta:user-defined>
    <meta:user-defined meta:name="ZOTERO_BREF_viX4uuxzEAcY_1" meta:value-type="string">ZOTERO_ITEM CSL_CITATION {"citationID":"SgkeR6vT","properties":{"formattedCitation":"(\\uc0\\u8220{}Motion Planning for Autonomous Vehicles | Dynamic Design Lab,\\uc0\\u8221{} n.d.)","plainCitation":"(“Motion Planning for Autonomous Vehicles | Dynamic Des</meta:user-defined>
    <meta:user-defined meta:name="ZOTERO_BREF_viX4uuxzEAcY_2" meta:value-type="string">ign Lab,” n.d.)","noteIndex":0},"citationItems":[{"id":43,"uris":["http://zotero.org/users/local/zbgVxLVw/items/8T9FMINX"],"uri":["http://zotero.org/users/local/zbgVxLVw/items/8T9FMINX"],"itemData":{"id":43,"type":"webpage","title":"Motion Planning for Au</meta:user-defined>
    <meta:user-defined meta:name="ZOTERO_BREF_viX4uuxzEAcY_3" meta:value-type="string">tonomous Vehicles | Dynamic Design Lab","URL":"https://ddl.stanford.edu/publication-research-theme/motion-planning-autonomous-vehicles","accessed":{"date-parts":[["2018",8,27]]}}}],"schema":"https://github.com/citation-style-language/schema/raw/master/csl</meta:user-defined>
    <meta:user-defined meta:name="ZOTERO_BREF_viX4uuxzEAcY_4" meta:value-type="string">-citation.json"}</meta:user-defined>
    <meta:user-defined meta:name="ZOTERO_BREF_w34GQxQJGJ2j_1" meta:value-type="string">ZOTERO_ITEM CSL_CITATION {"citationID":"kwxOMVIr","properties":{"formattedCitation":"(\\uc0\\u8220{}Self Driving Car Engineer Nanodegree | Udacity,\\uc0\\u8221{} 2018)","plainCitation":"(“Self Driving Car Engineer Nanodegree | Udacity,” 2018)","noteIndex"</meta:user-defined>
    <meta:user-defined meta:name="ZOTERO_BREF_w34GQxQJGJ2j_2" meta:value-type="string">:0},"citationItems":[{"id":6,"uris":["http://zotero.org/users/local/zbgVxLVw/items/UWXUGHBD"],"uri":["http://zotero.org/users/local/zbgVxLVw/items/UWXUGHBD"],"itemData":{"id":6,"type":"webpage","title":"Self Driving Car Engineer Nanodegree | Udacity","abs</meta:user-defined>
    <meta:user-defined meta:name="ZOTERO_BREF_w34GQxQJGJ2j_3" meta:value-type="string">tract":"Self-driving cars are set to revolutionize the way we live. This is transformational technology, on the cutting-edge of robotics, machine learning, software engineering, and mechanical engineering. In this program, you’ll learn the skills and tech</meta:user-defined>
    <meta:user-defined meta:name="ZOTERO_BREF_w34GQxQJGJ2j_4" meta:value-type="string">niques used by self-driving car teams at the most advanced technology companies in the world.","URL":"https://www.udacity.com/course/self-driving-car-engineer-nanodegree--nd013","issued":{"date-parts":[["2018",8,20]]},"accessed":{"date-parts":[["2018",8,2</meta:user-defined>
    <meta:user-defined meta:name="ZOTERO_BREF_w34GQxQJGJ2j_5" meta:value-type="string">0]]}}}],"schema":"https://github.com/citation-style-language/schema/raw/master/csl-citation.json"}</meta:user-defined>
    <meta:user-defined meta:name="ZOTERO_BREF_w7i0sNZbqMLq_1" meta:value-type="string">ZOTERO_ITEM CSL_CITATION {"citationID":"GNiXiVos","properties":{"formattedCitation":"(\\uc0\\u8220{}Tartan Racing @ Carnegie Mellon,\\uc0\\u8221{} n.d.)","plainCitation":"(“Tartan Racing @ Carnegie Mellon,” n.d.)","noteIndex":0},"citationItems":[{"id":30,</meta:user-defined>
    <meta:user-defined meta:name="ZOTERO_BREF_w7i0sNZbqMLq_2" meta:value-type="string">"uris":["http://zotero.org/users/local/zbgVxLVw/items/RX6VTFM3"],"uri":["http://zotero.org/users/local/zbgVxLVw/items/RX6VTFM3"],"itemData":{"id":30,"type":"webpage","title":"Tartan Racing @ Carnegie Mellon","URL":"http://www.tartanracing.org/tech.html","</meta:user-defined>
    <meta:user-defined meta:name="ZOTERO_BREF_w7i0sNZbqMLq_3" meta:value-type="string">accessed":{"date-parts":[["2018",8,26]]}}}],"schema":"https://github.com/citation-style-language/schema/raw/master/csl-citation.json"}</meta:user-defined>
    <meta:user-defined meta:name="ZOTERO_BREF_wP6ev6ELUZxp_1" meta:value-type="string">ZOTERO_ITEM CSL_CITATION {"citationID":"eXzc7lL2","properties":{"formattedCitation":"(\\uc0\\u8220{}Machine Learning Glossary \\uc0\\u160{}|\\uc0\\u160{} Google Developers,\\uc0\\u8221{} 2018)","plainCitation":"(“Machine Learning Glossary  |  Google Devel</meta:user-defined>
    <meta:user-defined meta:name="ZOTERO_BREF_wP6ev6ELUZxp_2" meta:value-type="string">opers,” 2018)","noteIndex":0},"citationItems":[{"id":9,"uris":["http://zotero.org/users/local/zbgVxLVw/items/J4AI9S3C"],"uri":["http://zotero.org/users/local/zbgVxLVw/items/J4AI9S3C"],"itemData":{"id":9,"type":"webpage","title":"Machine Learning Glossary </meta:user-defined>
    <meta:user-defined meta:name="ZOTERO_BREF_wP6ev6ELUZxp_3" meta:value-type="string"> |  Google Developers","URL":"https://developers.google.com/machine-learning/glossary/","issued":{"date-parts":[["2018",8,20]]},"accessed":{"date-parts":[["2018",8,20]]}}}],"schema":"https://github.com/citation-style-language/schema/raw/master/csl-citatio</meta:user-defined>
    <meta:user-defined meta:name="ZOTERO_BREF_wP6ev6ELUZxp_4" meta:value-type="string">n.json"}</meta:user-defined>
    <meta:user-defined meta:name="ZOTERO_BREF_wSpPxWe0Ph0j_1" meta:value-type="string">ZOTERO_ITEM CSL_CITATION {"citationID":"uoeZuIYk","properties":{"formattedCitation":"(Urmson et al., 2007)","plainCitation":"(Urmson et al., 2007)","noteIndex":0},"citationItems":[{"id":27,"uris":["http://zotero.org/users/local/zbgVxLVw/items/FASCMDU2"],"</meta:user-defined>
    <meta:user-defined meta:name="ZOTERO_BREF_wSpPxWe0Ph0j_10" meta:value-type="string">,"given":"Sam"},{"family":"Hebert","given":"Martial"},{"family":"Howard","given":"Tom"},{"family":"Kelly","given":"Alonzo"},{"family":"Kohanbash","given":"David"},{"family":"Likhachev","given":"Maxim"},{"family":"Miller","given":"Nick"},{"family":"Peterso</meta:user-defined>
    <meta:user-defined meta:name="ZOTERO_BREF_wSpPxWe0Ph0j_11" meta:value-type="string">n","given":"Kevin"},{"family":"Taylor","given":"Michael"}],"issued":{"date-parts":[["2007",5,13]]}}}],"schema":"https://github.com/citation-style-language/schema/raw/master/csl-citation.json"}</meta:user-defined>
    <meta:user-defined meta:name="ZOTERO_BREF_wSpPxWe0Ph0j_2" meta:value-type="string">uri":["http://zotero.org/users/local/zbgVxLVw/items/FASCMDU2"],"itemData":{"id":27,"type":"article-journal","title":"Tartan Racing: A multi-modal approach to the DARPA Urban Challenge","source":"ResearchGate","abstract":"The Urban Challenge represents a t</meta:user-defined>
    <meta:user-defined meta:name="ZOTERO_BREF_wSpPxWe0Ph0j_3" meta:value-type="string">echnological leap beyond the previous Grand Challenges. The challenge encompasses three primary behaviors: driving on roads, handling intersections and maneuvering in zones. In implementing urban driving we have decomposed the problem into five components</meta:user-defined>
    <meta:user-defined meta:name="ZOTERO_BREF_wSpPxWe0Ph0j_4" meta:value-type="string">. Mission Planning determines an efficient route through an urban network of roads. A behavioral layer executes the route through the environment, adapting to local traffic and exceptional situations as necessary. A motion planning layer safeguards the ro</meta:user-defined>
    <meta:user-defined meta:name="ZOTERO_BREF_wSpPxWe0Ph0j_5" meta:value-type="string">bot by considering the feasible trajectories available, and selecting the best option. Perception combines data from lidar, radar and vision systems to estimate the location of other vehicles, static obstacles and the shape of the road. Finally, the robot</meta:user-defined>
    <meta:user-defined meta:name="ZOTERO_BREF_wSpPxWe0Ph0j_6" meta:value-type="string"> is a mechatronic system engineered to provide the power, sensing and mobility necessary to navigate an urban course. Rigorous component and system testing evaluates progress using standardized tests. Observations from these experiments shape the design o</meta:user-defined>
    <meta:user-defined meta:name="ZOTERO_BREF_wSpPxWe0Ph0j_7" meta:value-type="string">f subsequent development spirals and enable the rapid detection and correction of bugs. The system described in the paper exhibits a majority of the basic navigation and traffic skills required for the Urban Challenge. From these building blocks more adva</meta:user-defined>
    <meta:user-defined meta:name="ZOTERO_BREF_wSpPxWe0Ph0j_8" meta:value-type="string">nced capabilities will quickly develop.","shortTitle":"Tartan Racing","author":[{"family":"Urmson","given":"Chris"},{"family":"Anhalt","given":"Joshua"},{"family":"Bagnell","given":"Drew"},{"family":"Baker","given":"Christopher"},{"family":"Bittner","give</meta:user-defined>
    <meta:user-defined meta:name="ZOTERO_BREF_wSpPxWe0Ph0j_9" meta:value-type="string">n":"Robert"},{"family":"Dolan","given":"John"},{"family":"Duggins","given":"Dave"},{"family":"Ferguson","given":"Dave"},{"family":"Galatali","given":"Tugrul"},{"family":"Geyer","given":"Chris"},{"family":"Gittleman","given":"Michele"},{"family":"Harbaugh"</meta:user-defined>
    <meta:user-defined meta:name="ZOTERO_BREF_xjOkAo0c5fD6_1" meta:value-type="string">ZOTERO_ITEM CSL_CITATION {"citationID":"dq81P179","properties":{"formattedCitation":"(\\uc0\\u8220{}Early Rider Program,\\uc0\\u8221{} n.d.)","plainCitation":"(“Early Rider Program,” n.d.)","noteIndex":0},"citationItems":[{"id":52,"uris":["http://zotero.o</meta:user-defined>
    <meta:user-defined meta:name="ZOTERO_BREF_xjOkAo0c5fD6_2" meta:value-type="string">rg/users/local/zbgVxLVw/items/CZ5AWVRL"],"uri":["http://zotero.org/users/local/zbgVxLVw/items/CZ5AWVRL"],"itemData":{"id":52,"type":"webpage","title":"Early Rider Program","container-title":"Waymo","abstract":"Help shape the future of self-driving cars. J</meta:user-defined>
    <meta:user-defined meta:name="ZOTERO_BREF_xjOkAo0c5fD6_3" meta:value-type="string">oin our early rider program—a public trial of Waymo’s self-driving vehicles.","URL":"https://waymo.com/apply/","language":"en","accessed":{"date-parts":[["2018",8,27]]}}}],"schema":"https://github.com/citation-style-language/schema/raw/master/csl-citation</meta:user-defined>
    <meta:user-defined meta:name="ZOTERO_BREF_xjOkAo0c5fD6_4" meta:value-type="string">.json"}</meta:user-defined>
    <meta:user-defined meta:name="ZOTERO_BREF_ykXDODe52XAH_1" meta:value-type="string"/>
    <meta:user-defined meta:name="ZOTERO_BREF_zc9R06uiWns2_1" meta:value-type="string">ZOTERO_ITEM CSL_CITATION {"citationID":"wVqUpzOP","properties":{"formattedCitation":"(Malgonde, 2018)","plainCitation":"(Malgonde, 2018)","noteIndex":0},"citationItems":[{"id":62,"uris":["http://zotero.org/users/local/zbgVxLVw/items/FTHC4MP3"],"uri":["htt</meta:user-defined>
    <meta:user-defined meta:name="ZOTERO_BREF_zc9R06uiWns2_2" meta:value-type="string">p://zotero.org/users/local/zbgVxLVw/items/FTHC4MP3"],"itemData":{"id":62,"type":"book","title":"A car trained by a deep neural network to drive itself in a video game: subodh-malgonde/behavioral-cloning","genre":"Jupyter Notebook","source":"GitHub","URL":</meta:user-defined>
    <meta:user-defined meta:name="ZOTERO_BREF_zc9R06uiWns2_3" meta:value-type="string">"https://github.com/subodh-malgonde/behavioral-cloning","note":"original-date: 2017-01-08T18:42:16Z","shortTitle":"A car trained by a deep neural network to drive itself in a video game","author":[{"family":"Malgonde","given":"Subodh"}],"issued":{"date-pa</meta:user-defined>
    <meta:user-defined meta:name="ZOTERO_BREF_zc9R06uiWns2_4" meta:value-type="string">rts":[["2018",1,24]]},"accessed":{"date-parts":[["2018",8,27]]}}}],"schema":"https://github.com/citation-style-language/schema/raw/master/csl-citation.json"}</meta:user-defined>
    <meta:user-defined meta:name="ZOTERO_PREF_1" meta:value-type="string">&lt;data data-version="3" zotero-version="5.0.55"&gt;&lt;session id="cExqiCAt"/&gt;&lt;style id="http://www.zotero.org/styles/elsevier-harvard" hasBibliography="1" bibliographyStyleHasBeenSet="1"/&gt;&lt;prefs&gt;&lt;pref name="fieldType" value="Bookmark"/&gt;&lt;pref name="automaticJour</meta:user-defined>
    <meta:user-defined meta:name="ZOTERO_PREF_2" meta:value-type="string">nalAbbreviations" value="true"/&gt;&lt;/prefs&gt;&lt;/data&gt;</meta:user-defined>
    <meta:template xlink:type="simple" xlink:actuate="onRequest" xlink:title="roboto" xlink:href="../../../../Templates/Styles/roboto.ott" meta:date="2018-06-04T19:54:57.714076210"/>
  </office:meta>
</office:document-meta>
</file>